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89cm"/>
    </style:style>
    <style:style style:name="co2" style:family="table-column">
      <style:table-column-properties fo:break-before="auto" style:column-width="4.653cm"/>
    </style:style>
    <style:style style:name="co3" style:family="table-column">
      <style:table-column-properties fo:break-before="auto" style:column-width="4.68cm"/>
    </style:style>
    <style:style style:name="co4" style:family="table-column">
      <style:table-column-properties fo:break-before="auto" style:column-width="16.29cm"/>
    </style:style>
    <style:style style:name="co5" style:family="table-column">
      <style:table-column-properties fo:break-before="auto" style:column-width="5.727cm"/>
    </style:style>
    <style:style style:name="co6" style:family="table-column">
      <style:table-column-properties fo:break-before="auto" style:column-width="1.737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713cm"/>
    </style:style>
    <style:style style:name="co9" style:family="table-column">
      <style:table-column-properties fo:break-before="auto" style:column-width="6.29cm"/>
    </style:style>
    <style:style style:name="co10" style:family="table-column">
      <style:table-column-properties fo:break-before="auto" style:column-width="7.082cm"/>
    </style:style>
    <style:style style:name="co11" style:family="table-column">
      <style:table-column-properties fo:break-before="auto" style:column-width="23.696cm"/>
    </style:style>
    <style:style style:name="co12" style:family="table-column">
      <style:table-column-properties fo:break-before="auto" style:column-width="7.057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6.417cm"/>
    </style:style>
    <style:style style:name="co15" style:family="table-column">
      <style:table-column-properties fo:break-before="auto" style:column-width="12.3cm"/>
    </style:style>
    <style:style style:name="co16" style:family="table-column">
      <style:table-column-properties fo:break-before="auto" style:column-width="3.963cm"/>
    </style:style>
    <style:style style:name="co17" style:family="table-column">
      <style:table-column-properties fo:break-before="auto" style:column-width="5.574cm"/>
    </style:style>
    <style:style style:name="co18" style:family="table-column">
      <style:table-column-properties fo:break-before="auto" style:column-width="5.191cm"/>
    </style:style>
    <style:style style:name="co19" style:family="table-column">
      <style:table-column-properties fo:break-before="auto" style:column-width="24.268cm"/>
    </style:style>
    <style:style style:name="co20" style:family="table-column">
      <style:table-column-properties fo:break-before="auto" style:column-width="5.456cm"/>
    </style:style>
    <style:style style:name="co21" style:family="table-column">
      <style:table-column-properties fo:break-before="auto" style:column-width="5.549cm"/>
    </style:style>
    <style:style style:name="co22" style:family="table-column">
      <style:table-column-properties fo:break-before="auto" style:column-width="5.883cm"/>
    </style:style>
    <style:style style:name="co23" style:family="table-column">
      <style:table-column-properties fo:break-before="auto" style:column-width="6.881cm"/>
    </style:style>
    <style:style style:name="co24" style:family="table-column">
      <style:table-column-properties fo:break-before="auto" style:column-width="4.161cm"/>
    </style:style>
    <style:style style:name="co25" style:family="table-column">
      <style:table-column-properties fo:break-before="auto" style:column-width="3.7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 style:data-style-name="N100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 style:data-style-name="N100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font-name="Times New Roman"/>
    </style:style>
    <style:style style:name="ce10" style:family="table-cell" style:parent-style-name="Default">
      <style:text-properties style:font-name="Times New Roman" style:font-name-asian="Bitstream Vera Sans" style:font-name-complex="Bitstream Vera Sans"/>
    </style:style>
    <style:style style:name="ce11" style:family="table-cell" style:parent-style-name="Default" style:data-style-name="N108">
      <style:table-cell-properties fo:border="none" style:vertical-align="bottom"/>
      <style:text-properties style:font-name="Arial" fo:font-size="10pt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13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9999cc"/>
    </style:style>
    <style:style style:name="ce15" style:family="table-cell" style:parent-style-name="Default">
      <style:table-cell-properties fo:background-color="#94bd5e"/>
    </style:style>
    <style:style style:name="ce16" style:family="table-cell" style:parent-style-name="Default">
      <style:table-cell-properties fo:background-color="#ff0000"/>
    </style:style>
    <style:style style:name="ta_extref" style:family="table">
      <style:table-properties table:display="false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table:style-name="ce4" office:value-type="string">
            <text:p>Part Number</text:p>
          </table:table-cell>
          <table:table-cell table:style-name="ce8" office:value-type="string">
            <text:p>MOQ</text:p>
          </table:table-cell>
        </table:table-row>
        <table:table-row table:style-name="ro1">
          <table:table-cell table:style-name="ce2" table:formula="of:=LEN([.D2]) - LEN(SUBSTITUTE([.D2];&quot;,&quot;;&quot;&quot;)) + 1" office:value-type="float" office:value="1">
            <text:p>1</text:p>
          </table:table-cell>
          <table:table-cell table:style-name="ce2" office:value-type="string">
            <text:p>1.5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19</text:p>
          </table:table-cell>
          <table:table-cell table:style-name="ce5" office:value-type="string">
            <text:p>541-1.5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3]) - LEN(SUBSTITUTE([.D3];&quot;,&quot;;&quot;&quot;)) + 1" office:value-type="float" office:value="2">
            <text:p>2</text:p>
          </table:table-cell>
          <table:table-cell table:style-name="ce2" office:value-type="string">
            <text:p>1.5uF</text:p>
          </table:table-cell>
          <table:table-cell table:style-name="ce2" office:value-type="string">
            <text:p>C-EUC0805</text:p>
          </table:table-cell>
          <table:table-cell table:style-name="ce2" office:value-type="string">
            <text:p>C24, C34</text:p>
          </table:table-cell>
          <table:table-cell table:style-name="ce6" office:value-type="string">
            <text:p>399-3121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4]) - LEN(SUBSTITUTE([.D4];&quot;,&quot;;&quot;&quot;)) + 1" office:value-type="float" office:value="1">
            <text:p>1</text:p>
          </table:table-cell>
          <table:table-cell table:style-name="ce2" office:value-type="string">
            <text:p>1.8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9</text:p>
          </table:table-cell>
          <table:table-cell table:style-name="ce5" office:value-type="string">
            <text:p>541-1.8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5]) - LEN(SUBSTITUTE([.D5];&quot;,&quot;;&quot;&quot;)) + 1" office:value-type="float" office:value="6">
            <text:p>6</text:p>
          </table:table-cell>
          <table:table-cell table:style-name="ce2" office:value-type="string">
            <text:p>1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2, R4, R13, R15, R16, R22</text:p>
          </table:table-cell>
          <table:table-cell table:style-name="ce5" office:value-type="string">
            <text:p>541-1.0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6]) - LEN(SUBSTITUTE([.D6];&quot;,&quot;;&quot;&quot;)) + 1" office:value-type="float" office:value="1">
            <text:p>1</text:p>
          </table:table-cell>
          <table:table-cell table:style-name="ce2" office:value-type="string">
            <text:p>2.2uF/Low ESR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C16</text:p>
          </table:table-cell>
          <table:table-cell table:style-name="ce6" office:value-type="string">
            <text:p>490-4520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7]) - LEN(SUBSTITUTE([.D7];&quot;,&quot;;&quot;&quot;)) + 1" office:value-type="float" office:value="1">
            <text:p>1</text:p>
          </table:table-cell>
          <table:table-cell table:style-name="ce2" office:value-type="string">
            <text:p>3.3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8</text:p>
          </table:table-cell>
          <table:table-cell table:style-name="ce6" office:value-type="string">
            <text:p>541-3.3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8]) - LEN(SUBSTITUTE([.D8];&quot;,&quot;;&quot;&quot;)) + 1" office:value-type="float" office:value="1">
            <text:p>1</text:p>
          </table:table-cell>
          <table:table-cell table:style-name="ce2" office:value-type="string">
            <text:p>3.9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3</text:p>
          </table:table-cell>
          <table:table-cell table:style-name="ce6" office:value-type="string">
            <text:p>541-3.9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9]) - LEN(SUBSTITUTE([.D9];&quot;,&quot;;&quot;&quot;)) + 1" office:value-type="float" office:value="8">
            <text:p>8</text:p>
          </table:table-cell>
          <table:table-cell table:style-name="ce2" office:value-type="string">
            <text:p>0/DNP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24, R26, R27, R31, R32, R48, R41, R42</text:p>
          </table:table-cell>
          <table:table-cell table:style-name="ce6" office:value-type="string">
            <text:p>541-0.0G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10]) - LEN(SUBSTITUTE([.D10];&quot;,&quot;;&quot;&quot;)) + 1" office:value-type="float" office:value="9">
            <text:p>9</text:p>
          </table:table-cell>
          <table:table-cell table:style-name="ce2" office:value-type="string">
            <text:p>4.7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1, R28, R29, R33, R34, R45, R46, R43, R44</text:p>
          </table:table-cell>
          <table:table-cell table:style-name="ce6" office:value-type="string">
            <text:p>541-4.7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11]) - LEN(SUBSTITUTE([.D11];&quot;,&quot;;&quot;&quot;)) + 1" office:value-type="float" office:value="1">
            <text:p>1</text:p>
          </table:table-cell>
          <table:table-cell table:style-name="ce2" office:value-type="string">
            <text:p>4.7uF/10V/Low ESR</text:p>
          </table:table-cell>
          <table:table-cell table:style-name="ce2" office:value-type="string">
            <text:p>C-EUC0805K</text:p>
          </table:table-cell>
          <table:table-cell table:style-name="ce2" office:value-type="string">
            <text:p>C18</text:p>
          </table:table-cell>
          <table:table-cell table:style-name="ce6" office:value-type="string">
            <text:p>587-1442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12]) - LEN(SUBSTITUTE([.D12];&quot;,&quot;;&quot;&quot;)) + 1" office:value-type="float" office:value="4">
            <text:p>4</text:p>
          </table:table-cell>
          <table:table-cell table:style-name="ce2" office:value-type="string">
            <text:p>10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7, R35, R36, R37</text:p>
          </table:table-cell>
          <table:table-cell table:style-name="ce6" office:value-type="string">
            <text:p>541-10.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13]) - LEN(SUBSTITUTE([.D13];&quot;,&quot;;&quot;&quot;)) + 1" office:value-type="float" office:value="1">
            <text:p>1</text:p>
          </table:table-cell>
          <table:table-cell table:style-name="ce2" office:value-type="string">
            <text:p>10nF/16V</text:p>
          </table:table-cell>
          <table:table-cell table:style-name="ce2" office:value-type="string">
            <text:p>C-EUC0603K</text:p>
          </table:table-cell>
          <table:table-cell table:style-name="ce2" office:value-type="string">
            <text:p>C19</text:p>
          </table:table-cell>
          <table:table-cell table:style-name="ce6" office:value-type="string">
            <text:p>PCC1750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14]) - LEN(SUBSTITUTE([.D14];&quot;,&quot;;&quot;&quot;)) + 1" office:value-type="float" office:value="1">
            <text:p>1</text:p>
          </table:table-cell>
          <table:table-cell table:style-name="ce2" office:value-type="string">
            <text:p>680R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21</text:p>
          </table:table-cell>
          <table:table-cell table:style-name="ce6" office:value-type="string">
            <text:p>541-680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15]) - LEN(SUBSTITUTE([.D15];&quot;,&quot;;&quot;&quot;)) + 1" office:value-type="float" office:value="1">
            <text:p>1</text:p>
          </table:table-cell>
          <table:table-cell table:style-name="ce2" office:value-type="string">
            <text:p>560R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20</text:p>
          </table:table-cell>
          <table:table-cell table:style-name="ce6" office:value-type="string">
            <text:p>541-560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16]) - LEN(SUBSTITUTE([.D16];&quot;,&quot;;&quot;&quot;)) + 1" office:value-type="float" office:value="1">
            <text:p>1</text:p>
          </table:table-cell>
          <table:table-cell table:style-name="ce2" office:value-type="string">
            <text:p>27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10</text:p>
          </table:table-cell>
          <table:table-cell table:style-name="ce6" office:value-type="string">
            <text:p>541-27.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17]) - LEN(SUBSTITUTE([.D17];&quot;,&quot;;&quot;&quot;)) + 1" office:value-type="float" office:value="4">
            <text:p>4</text:p>
          </table:table-cell>
          <table:table-cell table:style-name="ce2" office:value-type="string">
            <text:p>18pF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C7, C8, C28, C29</text:p>
          </table:table-cell>
          <table:table-cell table:style-name="ce6" office:value-type="string">
            <text:p>399-1052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18]) - LEN(SUBSTITUTE([.D18];&quot;,&quot;;&quot;&quot;)) + 1" office:value-type="float" office:value="1">
            <text:p>1</text:p>
          </table:table-cell>
          <table:table-cell table:style-name="ce2" office:value-type="string">
            <text:p>22uF/10V</text:p>
          </table:table-cell>
          <table:table-cell table:style-name="ce2" office:value-type="string">
            <text:p>CPOL-EUCT3216</text:p>
          </table:table-cell>
          <table:table-cell table:style-name="ce2" office:value-type="string">
            <text:p>C17</text:p>
          </table:table-cell>
          <table:table-cell table:style-name="ce6" office:value-type="string">
            <text:p>718-1304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19]) - LEN(SUBSTITUTE([.D19];&quot;,&quot;;&quot;&quot;)) + 1" office:value-type="float" office:value="2">
            <text:p>2</text:p>
          </table:table-cell>
          <table:table-cell table:style-name="ce2" office:value-type="string">
            <text:p>33R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17, R18</text:p>
          </table:table-cell>
          <table:table-cell table:style-name="ce5" office:value-type="string">
            <text:p>541-33.0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20]) - LEN(SUBSTITUTE([.D20];&quot;,&quot;;&quot;&quot;)) + 1" office:value-type="float" office:value="1">
            <text:p>1</text:p>
          </table:table-cell>
          <table:table-cell table:style-name="ce2" office:value-type="string">
            <text:p>33nF</text:p>
          </table:table-cell>
          <table:table-cell table:style-name="ce2" office:value-type="string">
            <text:p>C-EUC0805K</text:p>
          </table:table-cell>
          <table:table-cell table:style-name="ce2" office:value-type="string">
            <text:p>C25</text:p>
          </table:table-cell>
          <table:table-cell table:style-name="ce5" office:value-type="string">
            <text:p>587-1125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21]) - LEN(SUBSTITUTE([.D21];&quot;,&quot;;&quot;&quot;)) + 1" office:value-type="float" office:value="3">
            <text:p>3</text:p>
          </table:table-cell>
          <table:table-cell table:style-name="ce2" office:value-type="string">
            <text:p>33uF/6V</text:p>
          </table:table-cell>
          <table:table-cell table:style-name="ce2" office:value-type="string">
            <text:p>CPOL-EUCT3216</text:p>
          </table:table-cell>
          <table:table-cell table:style-name="ce2" office:value-type="string">
            <text:p>C6, C38, C40</text:p>
          </table:table-cell>
          <table:table-cell table:style-name="ce6" office:value-type="string">
            <text:p>399-4719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22]) - LEN(SUBSTITUTE([.D22];&quot;,&quot;;&quot;&quot;)) + 1" office:value-type="float" office:value="2">
            <text:p>2</text:p>
          </table:table-cell>
          <table:table-cell table:style-name="ce2" office:value-type="string">
            <text:p>100R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12, R23</text:p>
          </table:table-cell>
          <table:table-cell table:style-name="ce5" office:value-type="string">
            <text:p>541-100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23]) - LEN(SUBSTITUTE([.D23];&quot;,&quot;;&quot;&quot;)) + 1" office:value-type="float" office:value="22">
            <text:p>22</text:p>
          </table:table-cell>
          <table:table-cell table:style-name="ce2" office:value-type="string">
            <text:p>100nF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C2, C4, C5, C9, C10, C11, C12, C13, C14, C15, C20, C21, C22, C23, C26, C27, C30, C33, C35, C36, C37, C39</text:p>
          </table:table-cell>
          <table:table-cell table:style-name="ce5" office:value-type="string">
            <text:p>399-5089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24]) - LEN(SUBSTITUTE([.D24];&quot;,&quot;;&quot;&quot;)) + 1" office:value-type="float" office:value="1">
            <text:p>1</text:p>
          </table:table-cell>
          <table:table-cell table:style-name="ce2" office:value-type="string">
            <text:p>100uF/20V</text:p>
          </table:table-cell>
          <table:table-cell table:style-name="ce2" office:value-type="string">
            <text:p>CPOL-EUSMCD</text:p>
          </table:table-cell>
          <table:table-cell table:style-name="ce2" office:value-type="string">
            <text:p>C1</text:p>
          </table:table-cell>
          <table:table-cell table:style-name="ce6" office:value-type="string">
            <text:p>478-1724-1-ND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table:formula="of:=LEN([.D25]) - LEN(SUBSTITUTE([.D25];&quot;,&quot;;&quot;&quot;)) + 1" office:value-type="float" office:value="1">
            <text:p>1</text:p>
          </table:table-cell>
          <table:table-cell table:style-name="ce2" office:value-type="string">
            <text:p>120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11</text:p>
          </table:table-cell>
          <table:table-cell table:style-name="ce5" office:value-type="string">
            <text:p>541-12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26]) - LEN(SUBSTITUTE([.D26];&quot;,&quot;;&quot;&quot;)) + 1" office:value-type="float" office:value="3">
            <text:p>3</text:p>
          </table:table-cell>
          <table:table-cell table:style-name="ce2" office:value-type="string">
            <text:p>200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25, R30, R47</text:p>
          </table:table-cell>
          <table:table-cell table:style-name="ce5" office:value-type="string">
            <text:p>P20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27]) - LEN(SUBSTITUTE([.D27];&quot;,&quot;;&quot;&quot;)) + 1" office:value-type="float" office:value="1">
            <text:p>1</text:p>
          </table:table-cell>
          <table:table-cell table:style-name="ce2" office:value-type="string">
            <text:p>220uF/10V</text:p>
          </table:table-cell>
          <table:table-cell table:style-name="ce2" office:value-type="string">
            <text:p>CPOL-EUSMCD</text:p>
          </table:table-cell>
          <table:table-cell table:style-name="ce2" office:value-type="string">
            <text:p>C3</text:p>
          </table:table-cell>
          <table:table-cell table:style-name="ce6" office:value-type="string">
            <text:p>478-3929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28]) - LEN(SUBSTITUTE([.D28];&quot;,&quot;;&quot;&quot;)) + 1" office:value-type="float" office:value="1">
            <text:p>1</text:p>
          </table:table-cell>
          <table:table-cell table:style-name="ce2" office:value-type="string">
            <text:p>348R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14</text:p>
          </table:table-cell>
          <table:table-cell table:style-name="ce5" office:value-type="string">
            <text:p>541-348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29]) - LEN(SUBSTITUTE([.D29];&quot;,&quot;;&quot;&quot;)) + 1" office:value-type="float" office:value="1">
            <text:p>1</text:p>
          </table:table-cell>
          <table:table-cell table:style-name="ce2" office:value-type="string">
            <text:p>390R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5</text:p>
          </table:table-cell>
          <table:table-cell table:style-name="ce5" office:value-type="string">
            <text:p>541-390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30]) - LEN(SUBSTITUTE([.D30];&quot;,&quot;;&quot;&quot;)) + 1" office:value-type="float" office:value="1">
            <text:p>1</text:p>
          </table:table-cell>
          <table:table-cell table:style-name="ce2" office:value-type="string">
            <text:p>12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6</text:p>
          </table:table-cell>
          <table:table-cell table:style-name="ce5" office:value-type="string">
            <text:p>541-12.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table:formula="of:=LEN([.D31]) - LEN(SUBSTITUTE([.D31];&quot;,&quot;;&quot;&quot;)) + 1" office:value-type="float" office:value="1">
            <text:p>1</text:p>
          </table:table-cell>
          <table:table-cell table:style-name="ce2" office:value-type="string">
            <text:p>53047-12</text:p>
          </table:table-cell>
          <table:table-cell table:style-name="ce2" office:value-type="string">
            <text:p>53047-12</text:p>
          </table:table-cell>
          <table:table-cell table:style-name="ce2" office:value-type="string">
            <text:p>IMU</text:p>
          </table:table-cell>
          <table:table-cell table:style-name="ce5" office:value-type="string">
            <text:p>WM174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32]) - LEN(SUBSTITUTE([.D32];&quot;,&quot;;&quot;&quot;)) + 1" office:value-type="float" office:value="5">
            <text:p>5</text:p>
          </table:table-cell>
          <table:table-cell table:style-name="ce2" office:value-type="string">
            <text:p>53261-02</text:p>
          </table:table-cell>
          <table:table-cell table:style-name="ce2" office:value-type="string">
            <text:p>53261-02</text:p>
          </table:table-cell>
          <table:table-cell table:style-name="ce2" office:value-type="string">
            <text:p>MC2, MC3, MC_1, MC_4, PS</text:p>
          </table:table-cell>
          <table:table-cell table:style-name="ce5" office:value-type="string">
            <text:p>WM7620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33]) - LEN(SUBSTITUTE([.D33];&quot;,&quot;;&quot;&quot;)) + 1" office:value-type="float" office:value="1">
            <text:p>1</text:p>
          </table:table-cell>
          <table:table-cell table:style-name="ce2" office:value-type="string">
            <text:p>53261-03</text:p>
          </table:table-cell>
          <table:table-cell table:style-name="ce2" office:value-type="string">
            <text:p>53261-03</text:p>
          </table:table-cell>
          <table:table-cell table:style-name="ce2" office:value-type="string">
            <text:p>RC</text:p>
          </table:table-cell>
          <table:table-cell table:style-name="ce5" office:value-type="string">
            <text:p>WM7621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34]) - LEN(SUBSTITUTE([.D34];&quot;,&quot;;&quot;&quot;)) + 1" office:value-type="float" office:value="1">
            <text:p>1</text:p>
          </table:table-cell>
          <table:table-cell table:style-name="ce2" office:value-type="string">
            <text:p>53261-05</text:p>
          </table:table-cell>
          <table:table-cell table:style-name="ce2" office:value-type="string">
            <text:p>53261-05</text:p>
          </table:table-cell>
          <table:table-cell table:style-name="ce2" office:value-type="string">
            <text:p>UART_1</text:p>
          </table:table-cell>
          <table:table-cell table:style-name="ce5" office:value-type="string">
            <text:p>WM7623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35]) - LEN(SUBSTITUTE([.D35];&quot;,&quot;;&quot;&quot;)) + 1" office:value-type="float" office:value="1">
            <text:p>1</text:p>
          </table:table-cell>
          <table:table-cell table:style-name="ce2" office:value-type="string">
            <text:p>53261-06</text:p>
          </table:table-cell>
          <table:table-cell table:style-name="ce2" office:value-type="string">
            <text:p>53261-06</text:p>
          </table:table-cell>
          <table:table-cell table:style-name="ce2" office:value-type="string">
            <text:p>UART_0</text:p>
          </table:table-cell>
          <table:table-cell table:style-name="ce5" office:value-type="string">
            <text:p>WM7624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36]) - LEN(SUBSTITUTE([.D36];&quot;,&quot;;&quot;&quot;)) + 1" office:value-type="float" office:value="1">
            <text:p>1</text:p>
          </table:table-cell>
          <table:table-cell table:style-name="ce2" office:value-type="string">
            <text:p>53261-07</text:p>
          </table:table-cell>
          <table:table-cell table:style-name="ce2" office:value-type="string">
            <text:p>53261-07</text:p>
          </table:table-cell>
          <table:table-cell table:style-name="ce2" office:value-type="string">
            <text:p>CAM</text:p>
          </table:table-cell>
          <table:table-cell table:style-name="ce5" office:value-type="string">
            <text:p>WM7625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37]) - LEN(SUBSTITUTE([.D37];&quot;,&quot;;&quot;&quot;)) + 1" office:value-type="float" office:value="2">
            <text:p>2</text:p>
          </table:table-cell>
          <table:table-cell table:style-name="ce2" office:value-type="string">
            <text:p>53261-08</text:p>
          </table:table-cell>
          <table:table-cell table:style-name="ce2" office:value-type="string">
            <text:p>53261-08</text:p>
          </table:table-cell>
          <table:table-cell table:style-name="ce2" office:value-type="string">
            <text:p>GPS, SPI_0</text:p>
          </table:table-cell>
          <table:table-cell table:style-name="ce5" office:value-type="string">
            <text:p>WM7626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38]) - LEN(SUBSTITUTE([.D38];&quot;,&quot;;&quot;&quot;)) + 1" office:value-type="float" office:value="1">
            <text:p>1</text:p>
          </table:table-cell>
          <table:table-cell table:style-name="ce2" office:value-type="string">
            <text:p>AD8552RU</text:p>
          </table:table-cell>
          <table:table-cell table:style-name="ce2" office:value-type="string">
            <text:p>AD8552RU</text:p>
          </table:table-cell>
          <table:table-cell table:style-name="ce2" office:value-type="string">
            <text:p>U$5</text:p>
          </table:table-cell>
          <table:table-cell table:style-name="ce5" office:value-type="string">
            <text:p>AD8552ARUZ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39]) - LEN(SUBSTITUTE([.D39];&quot;,&quot;;&quot;&quot;)) + 1" office:value-type="float" office:value="1">
            <text:p>1</text:p>
          </table:table-cell>
          <table:table-cell table:style-name="ce2" office:value-type="string">
            <text:p>CRYSTAL_CTS</text:p>
          </table:table-cell>
          <table:table-cell table:style-name="ce2" office:value-type="string">
            <text:p>CRYSTAL_CTS</text:p>
          </table:table-cell>
          <table:table-cell table:style-name="ce2" office:value-type="string">
            <text:p>U$4</text:p>
          </table:table-cell>
          <table:table-cell table:style-name="ce5" office:value-type="string">
            <text:p>CTX639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40]) - LEN(SUBSTITUTE([.D40];&quot;,&quot;;&quot;&quot;)) + 1" office:value-type="float" office:value="1">
            <text:p>1</text:p>
          </table:table-cell>
          <table:table-cell table:style-name="ce2" office:value-type="string">
            <text:p>DDTA143</text:p>
          </table:table-cell>
          <table:table-cell table:style-name="ce2" office:value-type="string">
            <text:p>MUN2111T1</text:p>
          </table:table-cell>
          <table:table-cell table:style-name="ce2" office:value-type="string">
            <text:p>Q1</text:p>
          </table:table-cell>
          <table:table-cell table:style-name="ce5" office:value-type="string">
            <text:p>DDTA143ZCA-FDI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41]) - LEN(SUBSTITUTE([.D41];&quot;,&quot;;&quot;&quot;)) + 1" office:value-type="float" office:value="1">
            <text:p>1</text:p>
          </table:table-cell>
          <table:table-cell table:style-name="ce2" office:value-type="string">
            <text:p>LM317MBDT</text:p>
          </table:table-cell>
          <table:table-cell table:style-name="ce2" office:value-type="string">
            <text:p>LM317MBDT</text:p>
          </table:table-cell>
          <table:table-cell table:style-name="ce2" office:value-type="string">
            <text:p>REG6V5A</text:p>
          </table:table-cell>
          <table:table-cell table:style-name="ce5" office:value-type="string">
            <text:p>LM317MDTXFS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42]) - LEN(SUBSTITUTE([.D42];&quot;,&quot;;&quot;&quot;)) + 1" office:value-type="float" office:value="1">
            <text:p>1</text:p>
          </table:table-cell>
          <table:table-cell table:style-name="ce2" office:value-type="string">
            <text:p>LM3940IMP-3.3</text:p>
          </table:table-cell>
          <table:table-cell table:style-name="ce2" office:value-type="string">
            <text:p>LM3940IMP-3.3</text:p>
          </table:table-cell>
          <table:table-cell table:style-name="ce2" office:value-type="string">
            <text:p>REG3V3D</text:p>
          </table:table-cell>
          <table:table-cell table:style-name="ce5" office:value-type="string">
            <text:p>LM3940IMP-3.3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43]) - LEN(SUBSTITUTE([.D43];&quot;,&quot;;&quot;&quot;)) + 1" office:value-type="float" office:value="1">
            <text:p>1</text:p>
          </table:table-cell>
          <table:table-cell table:style-name="ce2" office:value-type="string">
            <text:p>LM4041SC70</text:p>
          </table:table-cell>
          <table:table-cell table:style-name="ce2" office:value-type="string">
            <text:p>LM4041SC70</text:p>
          </table:table-cell>
          <table:table-cell table:style-name="ce2" office:value-type="string">
            <text:p>U$10</text:p>
          </table:table-cell>
          <table:table-cell table:style-name="ce6" office:value-type="string">
            <text:p>LM4041CIM7-ADJ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44]) - LEN(SUBSTITUTE([.D44];&quot;,&quot;;&quot;&quot;)) + 1" office:value-type="float" office:value="1">
            <text:p>1</text:p>
          </table:table-cell>
          <table:table-cell table:style-name="ce2" office:value-type="string">
            <text:p>LP2992</text:p>
          </table:table-cell>
          <table:table-cell table:style-name="ce2" office:value-type="string">
            <text:p>MIC5219BM5</text:p>
          </table:table-cell>
          <table:table-cell table:style-name="ce2" office:value-type="string">
            <text:p>REG5VA</text:p>
          </table:table-cell>
          <table:table-cell table:style-name="ce6" office:value-type="string">
            <text:p>LP2992AIM5-5.0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45]) - LEN(SUBSTITUTE([.D45];&quot;,&quot;;&quot;&quot;)) + 1" office:value-type="float" office:value="1">
            <text:p>1</text:p>
          </table:table-cell>
          <table:table-cell table:style-name="ce2" office:value-type="string">
            <text:p>LPC2148</text:p>
          </table:table-cell>
          <table:table-cell table:style-name="ce2" office:value-type="string">
            <text:p>LPC2148</text:p>
          </table:table-cell>
          <table:table-cell table:style-name="ce2" office:value-type="string">
            <text:p>U$1</text:p>
          </table:table-cell>
          <table:table-cell table:style-name="ce6" office:value-type="string">
            <text:p>568-1765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46]) - LEN(SUBSTITUTE([.D46];&quot;,&quot;;&quot;&quot;)) + 1" office:value-type="float" office:value="1">
            <text:p>1</text:p>
          </table:table-cell>
          <table:table-cell table:style-name="ce2" office:value-type="string">
            <text:p>LTC2485</text:p>
          </table:table-cell>
          <table:table-cell table:style-name="ce2" office:value-type="string">
            <text:p>LTC2485</text:p>
          </table:table-cell>
          <table:table-cell table:style-name="ce2" office:value-type="string">
            <text:p>U$9</text:p>
          </table:table-cell>
          <table:table-cell table:style-name="ce6" office:value-type="string">
            <text:p>LTC2485CDD#PBF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47]) - LEN(SUBSTITUTE([.D47];&quot;,&quot;;&quot;&quot;)) + 1" office:value-type="float" office:value="1">
            <text:p>1</text:p>
          </table:table-cell>
          <table:table-cell table:style-name="ce2" office:value-type="string">
            <text:p>MINI-USB-UX60-MB-5ST</text:p>
          </table:table-cell>
          <table:table-cell table:style-name="ce2" office:value-type="string">
            <text:p>MINI-USB-UX60-MB-5ST</text:p>
          </table:table-cell>
          <table:table-cell table:style-name="ce2" office:value-type="string">
            <text:p>X5</text:p>
          </table:table-cell>
          <table:table-cell table:style-name="ce5" office:value-type="string">
            <text:p>H2959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48]) - LEN(SUBSTITUTE([.D48];&quot;,&quot;;&quot;&quot;)) + 1" office:value-type="float" office:value="1">
            <text:p>1</text:p>
          </table:table-cell>
          <table:table-cell table:style-name="ce2" office:value-type="string">
            <text:p>MPX6115</text:p>
          </table:table-cell>
          <table:table-cell table:style-name="ce2" office:value-type="string">
            <text:p>MPX6115</text:p>
          </table:table-cell>
          <table:table-cell table:style-name="ce2" office:value-type="string">
            <text:p>U$2</text:p>
          </table:table-cell>
          <table:table-cell table:style-name="ce6" office:value-type="string">
            <text:p>From Freescale</text:p>
          </table:table-cell>
          <table:table-cell/>
        </table:table-row>
        <table:table-row table:style-name="ro1">
          <table:table-cell table:style-name="ce2" table:formula="of:=LEN([.D49]) - LEN(SUBSTITUTE([.D49];&quot;,&quot;;&quot;&quot;)) + 1" office:value-type="float" office:value="2">
            <text:p>2</text:p>
          </table:table-cell>
          <table:table-cell table:style-name="ce2" office:value-type="string">
            <text:p>PCA9306DP</text:p>
          </table:table-cell>
          <table:table-cell table:style-name="ce2" office:value-type="string">
            <text:p>PCA9306DP</text:p>
          </table:table-cell>
          <table:table-cell table:style-name="ce2" office:value-type="string">
            <text:p>LT_I2C, U$11</text:p>
          </table:table-cell>
          <table:table-cell table:style-name="ce6" office:value-type="string">
            <text:p>568-4214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50]) - LEN(SUBSTITUTE([.D50];&quot;,&quot;;&quot;&quot;)) + 1" office:value-type="float" office:value="1">
            <text:p>1</text:p>
          </table:table-cell>
          <table:table-cell table:style-name="ce2" office:value-type="string">
            <text:p>PTHTH</text:p>
          </table:table-cell>
          <table:table-cell table:style-name="ce2" office:value-type="string">
            <text:p>PTHTH</text:p>
          </table:table-cell>
          <table:table-cell table:style-name="ce2" office:value-type="string">
            <text:p>REG5VD</text:p>
          </table:table-cell>
          <table:table-cell table:style-name="ce5" office:value-type="string">
            <text:p>296-20432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51]) - LEN(SUBSTITUTE([.D51];&quot;,&quot;;&quot;&quot;)) + 1" office:value-type="float" office:value="1">
            <text:p>1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40</text:p>
          </table:table-cell>
          <table:table-cell table:style-name="ce6" office:value-type="string">
            <text:p>???</text:p>
          </table:table-cell>
          <table:table-cell/>
        </table:table-row>
        <table:table-row table:style-name="ro1">
          <table:table-cell table:style-name="ce2" table:formula="of:=LEN([.D52]) - LEN(SUBSTITUTE([.D52];&quot;,&quot;;&quot;&quot;)) + 1" office:value-type="float" office:value="1">
            <text:p>1</text:p>
          </table:table-cell>
          <table:table-cell table:style-name="ce2" office:value-type="string">
            <text:p>R2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39</text:p>
          </table:table-cell>
          <table:table-cell table:style-name="ce6" office:value-type="string">
            <text:p>???</text:p>
          </table:table-cell>
          <table:table-cell/>
        </table:table-row>
        <table:table-row table:style-name="ro1">
          <table:table-cell table:style-name="ce2" table:formula="of:=LEN([.D53]) - LEN(SUBSTITUTE([.D53];&quot;,&quot;;&quot;&quot;)) + 1" office:value-type="float" office:value="4">
            <text:p>4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LEDCHIP-LED0805</text:p>
          </table:table-cell>
          <table:table-cell table:style-name="ce2" office:value-type="string">
            <text:p>LED1,LED2,LED3,LED4</text:p>
          </table:table-cell>
          <table:table-cell table:style-name="ce6" office:value-type="string">
            <text:p>P11505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54]) - LEN(SUBSTITUTE([.D54];&quot;,&quot;;&quot;&quot;)) + 1" office:value-type="float" office:value="1">
            <text:p>1</text:p>
          </table:table-cell>
          <table:table-cell table:style-name="ce2" office:value-type="string">
            <text:p>RS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38</text:p>
          </table:table-cell>
          <table:table-cell table:style-name="ce6" office:value-type="string">
            <text:p>???</text:p>
          </table:table-cell>
          <table:table-cell/>
        </table:table-row>
        <table:table-row table:style-name="ro1">
          <table:table-cell table:style-name="ce2" table:formula="of:=LEN([.D55]) - LEN(SUBSTITUTE([.D55];&quot;,&quot;;&quot;&quot;)) + 1" office:value-type="float" office:value="4">
            <text:p>4</text:p>
          </table:table-cell>
          <table:table-cell table:style-name="ce2" office:value-type="string">
            <text:p>SOLDER_PAD150_75</text:p>
          </table:table-cell>
          <table:table-cell table:style-name="ce2" office:value-type="string">
            <text:p>SOLDER_PAD150_75</text:p>
          </table:table-cell>
          <table:table-cell table:style-name="ce2" office:value-type="string">
            <text:p>BAT_IN, BAT_IN1, GND_IN, GND_IN1</text:p>
          </table:table-cell>
          <table:table-cell table:style-name="ce6" office:value-type="string">
            <text:p>N/A</text:p>
          </table:table-cell>
          <table:table-cell/>
        </table:table-row>
        <table:table-row table:style-name="ro1">
          <table:table-cell table:style-name="ce2" table:formula="of:=LEN([.D56]) - LEN(SUBSTITUTE([.D56];&quot;,&quot;;&quot;&quot;)) + 1" office:value-type="float" office:value="3">
            <text:p>3</text:p>
          </table:table-cell>
          <table:table-cell table:style-name="ce2" office:value-type="string">
            <text:p>SW_PBST</text:p>
          </table:table-cell>
          <table:table-cell table:style-name="ce2" office:value-type="string">
            <text:p>SW_PBST</text:p>
          </table:table-cell>
          <table:table-cell table:style-name="ce2" office:value-type="string">
            <text:p>U$6, U$7, U$14</text:p>
          </table:table-cell>
          <table:table-cell table:style-name="ce6" office:value-type="string">
            <text:p>SW1020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57]) - LEN(SUBSTITUTE([.D57];&quot;,&quot;;&quot;&quot;)) + 1" office:value-type="float" office:value="1">
            <text:p>1</text:p>
          </table:table-cell>
          <table:table-cell table:style-name="ce2" office:value-type="string">
            <text:p>SW_PB_GNDRT/A</text:p>
          </table:table-cell>
          <table:table-cell table:style-name="ce2" office:value-type="string">
            <text:p>SW_PB_GNDRT/A</text:p>
          </table:table-cell>
          <table:table-cell table:style-name="ce2" office:value-type="string">
            <text:p>U$3</text:p>
          </table:table-cell>
          <table:table-cell table:style-name="ce6" office:value-type="string">
            <text:p>SW1023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58]) - LEN(SUBSTITUTE([.D58];&quot;,&quot;;&quot;&quot;)) + 1" office:value-type="float" office:value="2">
            <text:p>2</text:p>
          </table:table-cell>
          <table:table-cell table:style-name="ce2" office:value-type="string">
            <text:p>TPS2051B</text:p>
          </table:table-cell>
          <table:table-cell table:style-name="ce2" office:value-type="string">
            <text:p>TPS2051B</text:p>
          </table:table-cell>
          <table:table-cell table:style-name="ce2" office:value-type="string">
            <text:p>U$12, U$13</text:p>
          </table:table-cell>
          <table:table-cell table:style-name="ce6" office:value-type="string">
            <text:p>296-21265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59]) - LEN(SUBSTITUTE([.D59];&quot;,&quot;;&quot;&quot;)) + 1" office:value-type="float" office:value="1">
            <text:p>1</text:p>
          </table:table-cell>
          <table:table-cell table:style-name="ce2" office:value-type="string">
            <text:p>TXS0102DCU</text:p>
          </table:table-cell>
          <table:table-cell table:style-name="ce2" office:value-type="string">
            <text:p>TXS0102DCU</text:p>
          </table:table-cell>
          <table:table-cell table:style-name="ce2" office:value-type="string">
            <text:p>U$8</text:p>
          </table:table-cell>
          <table:table-cell table:style-name="ce6" office:value-type="string">
            <text:p>296-21931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table:formula="of:=LEN([.D60]) - LEN(SUBSTITUTE([.D60];&quot;,&quot;;&quot;&quot;)) + 1" office:value-type="float" office:value="1">
            <text:p>1</text:p>
          </table:table-cell>
          <table:table-cell table:style-name="ce3" office:value-type="string">
            <text:p>24AA256</text:p>
          </table:table-cell>
          <table:table-cell table:style-name="ce3" office:value-type="string">
            <text:p>24AA128ST</text:p>
          </table:table-cell>
          <table:table-cell office:value-type="string">
            <text:p>IC1</text:p>
          </table:table-cell>
          <table:table-cell table:style-name="ce6" office:value-type="string">
            <text:p>24AA256-I/S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/>
          <table:table-cell table:style-name="ce6"/>
          <table:table-cell/>
        </table:table-row>
        <table:table-row table:style-name="ro1">
          <table:table-cell/>
          <table:table-cell table:number-columns-repeated="2"/>
          <table:table-cell/>
          <table:table-cell table:style-name="ce6"/>
          <table:table-cell/>
        </table:table-row>
        <table:table-row table:style-name="ro1">
          <table:table-cell/>
          <table:table-cell table:number-columns-repeated="2"/>
          <table:table-cell/>
          <table:table-cell table:style-name="ce6"/>
          <table:table-cell/>
        </table:table-row>
        <table:table-row table:style-name="ro1">
          <table:table-cell/>
          <table:table-cell table:number-columns-repeated="2"/>
          <table:table-cell/>
          <table:table-cell table:style-name="ce6"/>
          <table:table-cell/>
        </table:table-row>
        <table:table-row table:style-name="ro1" table:number-rows-repeated="2">
          <table:table-cell table:number-columns-repeated="4"/>
          <table:table-cell table:style-name="ce6"/>
          <table:table-cell/>
        </table:table-row>
        <table:table-row table:style-name="ro1" table:number-rows-repeated="6546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MU" table:style-name="ta1" table:print="false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9"/>
        <table:table-column table:style-name="co7" table:default-cell-style-name="ce9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table:style-name="ce8" office:value-type="string">
            <text:p>Part Number</text:p>
          </table:table-cell>
          <table:table-cell table:style-name="ce8" office:value-type="string">
            <text:p>MOQ</text:p>
          </table:table-cell>
        </table:table-row>
        <table:table-row table:style-name="ro1">
          <table:table-cell table:formula="of:=LEN([.D2]) - LEN(SUBSTITUTE([.D2];&quot;,&quot;;&quot;&quot;)) + 1" office:value-type="float" office:value="6">
            <text:p>6</text:p>
          </table:table-cell>
          <table:table-cell office:value-type="string">
            <text:p>0/DNP</text:p>
          </table:table-cell>
          <table:table-cell office:value-type="string">
            <text:p>R-US_R0603</text:p>
          </table:table-cell>
          <table:table-cell office:value-type="string">
            <text:p>R8, R9, R10, R15, xz_R1, yz_R5</text:p>
          </table:table-cell>
          <table:table-cell table:style-name="ce2" office:value-type="string">
            <text:p>541-0.0G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D3]) - LEN(SUBSTITUTE([.D3];&quot;,&quot;;&quot;&quot;)) + 1" office:value-type="float" office:value="2">
            <text:p>2</text:p>
          </table:table-cell>
          <table:table-cell office:value-type="string">
            <text:p>2.2uF/Low ESR</text:p>
          </table:table-cell>
          <table:table-cell office:value-type="string">
            <text:p>C-EUC0603K</text:p>
          </table:table-cell>
          <table:table-cell office:value-type="string">
            <text:p>C22, C24</text:p>
          </table:table-cell>
          <table:table-cell office:value-type="string">
            <text:p>490-4520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D4]) - LEN(SUBSTITUTE([.D4];&quot;,&quot;;&quot;&quot;)) + 1" office:value-type="float" office:value="3">
            <text:p>3</text:p>
          </table:table-cell>
          <table:table-cell office:value-type="string">
            <text:p>4.7uF/10V/Low ESR</text:p>
          </table:table-cell>
          <table:table-cell office:value-type="string">
            <text:p>C-EUC0805K</text:p>
          </table:table-cell>
          <table:table-cell office:value-type="string">
            <text:p>C25, C26, C21</text:p>
          </table:table-cell>
          <table:table-cell office:value-type="string">
            <text:p>587-1442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D5]) - LEN(SUBSTITUTE([.D5];&quot;,&quot;;&quot;&quot;)) + 1" office:value-type="float" office:value="1">
            <text:p>1</text:p>
          </table:table-cell>
          <table:table-cell office:value-type="string">
            <text:p>4.7k</text:p>
          </table:table-cell>
          <table:table-cell office:value-type="string">
            <text:p>R-US_R0603</text:p>
          </table:table-cell>
          <table:table-cell office:value-type="string">
            <text:p>R16</text:p>
          </table:table-cell>
          <table:table-cell table:style-name="ce6" office:value-type="string">
            <text:p>541-4.70KHCT-ND</text:p>
          </table:table-cell>
          <table:table-cell table:style-name="Default" office:value-type="float" office:value="10">
            <text:p>10</text:p>
          </table:table-cell>
        </table:table-row>
        <table:table-row table:style-name="ro1">
          <table:table-cell table:formula="of:=LEN([.D6]) - LEN(SUBSTITUTE([.D6];&quot;,&quot;;&quot;&quot;)) + 1" office:value-type="float" office:value="3">
            <text:p>3</text:p>
          </table:table-cell>
          <table:table-cell office:value-type="string">
            <text:p>10k</text:p>
          </table:table-cell>
          <table:table-cell office:value-type="string">
            <text:p>R-US_R0603</text:p>
          </table:table-cell>
          <table:table-cell office:value-type="string">
            <text:p>R3, R5, R11</text:p>
          </table:table-cell>
          <table:table-cell table:style-name="ce10" office:value-type="string">
            <text:p>541-10.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D7]) - LEN(SUBSTITUTE([.D7];&quot;,&quot;;&quot;&quot;)) + 1" office:value-type="float" office:value="2">
            <text:p>2</text:p>
          </table:table-cell>
          <table:table-cell office:value-type="string">
            <text:p>10nF</text:p>
          </table:table-cell>
          <table:table-cell office:value-type="string">
            <text:p>C-EUC0603K</text:p>
          </table:table-cell>
          <table:table-cell office:value-type="string">
            <text:p>C4, C15</text:p>
          </table:table-cell>
          <table:table-cell office:value-type="string">
            <text:p>PCC1750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D8]) - LEN(SUBSTITUTE([.D8];&quot;,&quot;;&quot;&quot;)) + 1" office:value-type="float" office:value="2">
            <text:p>2</text:p>
          </table:table-cell>
          <table:table-cell office:value-type="string">
            <text:p>4.7uF</text:p>
          </table:table-cell>
          <table:table-cell office:value-type="string">
            <text:p>C-EUC0805</text:p>
          </table:table-cell>
          <table:table-cell office:value-type="string">
            <text:p>C1, C16</text:p>
          </table:table-cell>
          <table:table-cell office:value-type="string">
            <text:p>587-1442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D9]) - LEN(SUBSTITUTE([.D9];&quot;,&quot;;&quot;&quot;)) + 1" office:value-type="float" office:value="4">
            <text:p>4</text:p>
          </table:table-cell>
          <table:table-cell office:value-type="string">
            <text:p>12k</text:p>
          </table:table-cell>
          <table:table-cell office:value-type="string">
            <text:p>R-US_R0603</text:p>
          </table:table-cell>
          <table:table-cell office:value-type="string">
            <text:p>R6, R7, yz_R1, yz_R4</text:p>
          </table:table-cell>
          <table:table-cell office:value-type="string">
            <text:p>541-12.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D10]) - LEN(SUBSTITUTE([.D10];&quot;,&quot;;&quot;&quot;)) + 1" office:value-type="float" office:value="9">
            <text:p>9</text:p>
          </table:table-cell>
          <table:table-cell office:value-type="string">
            <text:p>22nF</text:p>
          </table:table-cell>
          <table:table-cell office:value-type="string">
            <text:p>C-EUC0603K</text:p>
          </table:table-cell>
          <table:table-cell office:value-type="string">
            <text:p>C5, C8, C13, xz_C15, xz_C16, xz_C21, yz_C15, yz_C16, yz_C21</text:p>
          </table:table-cell>
          <table:table-cell table:style-name="ce2" office:value-type="string">
            <text:p>478-3722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D11]) - LEN(SUBSTITUTE([.D11];&quot;,&quot;;&quot;&quot;)) + 1" office:value-type="float" office:value="1">
            <text:p>1</text:p>
          </table:table-cell>
          <table:table-cell office:value-type="string">
            <text:p>39k/DNP</text:p>
          </table:table-cell>
          <table:table-cell office:value-type="string">
            <text:p>R-US_R0603</text:p>
          </table:table-cell>
          <table:table-cell office:value-type="string">
            <text:p>R4</text:p>
          </table:table-cell>
          <table:table-cell table:style-name="ce2" office:value-type="string">
            <text:p>541-39.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D12]) - LEN(SUBSTITUTE([.D12];&quot;,&quot;;&quot;&quot;)) + 1" office:value-type="float" office:value="2">
            <text:p>2</text:p>
          </table:table-cell>
          <table:table-cell office:value-type="string">
            <text:p>43R</text:p>
          </table:table-cell>
          <table:table-cell office:value-type="string">
            <text:p>R-US_R0603</text:p>
          </table:table-cell>
          <table:table-cell office:value-type="string">
            <text:p>R1, R2</text:p>
          </table:table-cell>
          <table:table-cell office:value-type="string">
            <text:p>541-43.0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D13]) - LEN(SUBSTITUTE([.D13];&quot;,&quot;;&quot;&quot;)) + 1" office:value-type="float" office:value="3">
            <text:p>3</text:p>
          </table:table-cell>
          <table:table-cell office:value-type="string">
            <text:p>47nF</text:p>
          </table:table-cell>
          <table:table-cell office:value-type="string">
            <text:p>C-EUC0603K</text:p>
          </table:table-cell>
          <table:table-cell office:value-type="string">
            <text:p>C12, xz_C20, yz_C20</text:p>
          </table:table-cell>
          <table:table-cell office:value-type="string">
            <text:p>478-3716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D14]) - LEN(SUBSTITUTE([.D14];&quot;,&quot;;&quot;&quot;)) + 1" office:value-type="float" office:value="25">
            <text:p>25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2, C3, C6, C7, C9, C10, C11, C14, C17, C18, C19, C20, C23, C33, C34, C27, xz_C17, xz_C18, xz_C19, yz_C17,yz_ C18,yz_ C19, yz_C23, yz_C33, yz_C34</text:p>
          </table:table-cell>
          <table:table-cell office:value-type="string">
            <text:p>399-5089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table:number-columns-repeated="2" office:value-type="string">
            <text:p>53261-12</text:p>
          </table:table-cell>
          <table:table-cell office:value-type="string">
            <text:p>X1</text:p>
          </table:table-cell>
          <table:table-cell office:value-type="string">
            <text:p>WM7630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D16]) - LEN(SUBSTITUTE([.D16];&quot;,&quot;;&quot;&quot;)) + 1" office:value-type="float" office:value="1">
            <text:p>1</text:p>
          </table:table-cell>
          <table:table-cell table:number-columns-repeated="2" office:value-type="string">
            <text:p>53047-12</text:p>
          </table:table-cell>
          <table:table-cell office:value-type="string">
            <text:p>X2</text:p>
          </table:table-cell>
          <table:table-cell table:style-name="ce10" office:value-type="string">
            <text:p>WM174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D17]) - LEN(SUBSTITUTE([.D17];&quot;,&quot;;&quot;&quot;)) + 1" office:value-type="float" office:value="2">
            <text:p>2</text:p>
          </table:table-cell>
          <table:table-cell table:number-columns-repeated="2" office:value-type="string">
            <text:p>ADXL320</text:p>
          </table:table-cell>
          <table:table-cell office:value-type="string">
            <text:p>U$2, yz_U$2</text:p>
          </table:table-cell>
          <table:table-cell office:value-type="string">
            <text:p>ADXL320JCP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D18]) - LEN(SUBSTITUTE([.D18];&quot;,&quot;;&quot;&quot;)) + 1" office:value-type="float" office:value="3">
            <text:p>3</text:p>
          </table:table-cell>
          <table:table-cell office:value-type="string">
            <text:p>ADXRS610</text:p>
          </table:table-cell>
          <table:table-cell office:value-type="string">
            <text:p>ADXR</text:p>
          </table:table-cell>
          <table:table-cell office:value-type="string">
            <text:p>GYRO_Z, GYRO_X, GYRO_Y</text:p>
          </table:table-cell>
          <table:table-cell office:value-type="string">
            <text:p>ADXRS610BBGZ-RL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D19]) - LEN(SUBSTITUTE([.D19];&quot;,&quot;;&quot;&quot;)) + 1" office:value-type="float" office:value="1">
            <text:p>1</text:p>
          </table:table-cell>
          <table:table-cell table:number-columns-repeated="2" office:value-type="string">
            <text:p>IMU_XZ_2</text:p>
          </table:table-cell>
          <table:table-cell office:value-type="string">
            <text:p>XZ_BOARD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D20]) - LEN(SUBSTITUTE([.D20];&quot;,&quot;;&quot;&quot;)) + 1" office:value-type="float" office:value="1">
            <text:p>1</text:p>
          </table:table-cell>
          <table:table-cell table:number-columns-repeated="2" office:value-type="string">
            <text:p>IMU_YZ_MAG_2</text:p>
          </table:table-cell>
          <table:table-cell office:value-type="string">
            <text:p>YZ_BOARD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D21]) - LEN(SUBSTITUTE([.D21];&quot;,&quot;;&quot;&quot;)) + 1" office:value-type="float" office:value="1">
            <text:p>1</text:p>
          </table:table-cell>
          <table:table-cell table:number-columns-repeated="2" office:value-type="string">
            <text:p>LM3480</text:p>
          </table:table-cell>
          <table:table-cell office:value-type="string">
            <text:p>U$3</text:p>
          </table:table-cell>
          <table:table-cell office:value-type="string">
            <text:p>LM3480IM3-3.3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D22]) - LEN(SUBSTITUTE([.D22];&quot;,&quot;;&quot;&quot;)) + 1" office:value-type="float" office:value="1">
            <text:p>1</text:p>
          </table:table-cell>
          <table:table-cell table:number-columns-repeated="2" office:value-type="string">
            <text:p>LM4132</text:p>
          </table:table-cell>
          <table:table-cell office:value-type="string">
            <text:p>U$1</text:p>
          </table:table-cell>
          <table:table-cell office:value-type="string">
            <text:p>LM4132EMF-4.1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D23]) - LEN(SUBSTITUTE([.D23];&quot;,&quot;;&quot;&quot;)) + 1" office:value-type="float" office:value="2">
            <text:p>2</text:p>
          </table:table-cell>
          <table:table-cell office:value-type="string">
            <text:p>LP2992</text:p>
          </table:table-cell>
          <table:table-cell office:value-type="string">
            <text:p>MIC5219BM5</text:p>
          </table:table-cell>
          <table:table-cell office:value-type="string">
            <text:p>IC1, IC3</text:p>
          </table:table-cell>
          <table:table-cell office:value-type="string">
            <text:p>LP2992AIM5-5.0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D24]) - LEN(SUBSTITUTE([.D24];&quot;,&quot;;&quot;&quot;)) + 1" office:value-type="float" office:value="1">
            <text:p>1</text:p>
          </table:table-cell>
          <table:table-cell office:value-type="string">
            <text:p>MAX1168CEEG+</text:p>
          </table:table-cell>
          <table:table-cell office:value-type="string">
            <text:p>MAX1168</text:p>
          </table:table-cell>
          <table:table-cell office:value-type="string">
            <text:p>ADC1</text:p>
          </table:table-cell>
          <table:table-cell office:value-type="string">
            <text:p>From Maxim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D25]) - LEN(SUBSTITUTE([.D25];&quot;,&quot;;&quot;&quot;)) + 1" office:value-type="float" office:value="1">
            <text:p>1</text:p>
          </table:table-cell>
          <table:table-cell table:number-columns-repeated="2" office:value-type="string">
            <text:p>MS2100</text:p>
          </table:table-cell>
          <table:table-cell office:value-type="string">
            <text:p>MAG</text:p>
          </table:table-cell>
          <table:table-cell office:value-type="string">
            <text:p>From PNI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D26]) - LEN(SUBSTITUTE([.D26];&quot;,&quot;;&quot;&quot;)) + 1" office:value-type="float" office:value="1">
            <text:p>1</text:p>
          </table:table-cell>
          <table:table-cell table:style-name="ce9" office:value-type="string">
            <text:p>SEN_XY</text:p>
          </table:table-cell>
          <table:table-cell table:style-name="ce9" office:value-type="string">
            <text:p>SEN_XY</text:p>
          </table:table-cell>
          <table:table-cell table:style-name="ce9" office:value-type="string">
            <text:p>SEN_XY</text:p>
          </table:table-cell>
          <table:table-cell office:value-type="string">
            <text:p>From PNI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D27]) - LEN(SUBSTITUTE([.D27];&quot;,&quot;;&quot;&quot;)) + 1" office:value-type="float" office:value="1">
            <text:p>1</text:p>
          </table:table-cell>
          <table:table-cell table:style-name="ce9" office:value-type="string">
            <text:p>25LC040A-I/ST</text:p>
          </table:table-cell>
          <table:table-cell table:style-name="ce9" office:value-type="string">
            <text:p>25LC040ST</text:p>
          </table:table-cell>
          <table:table-cell table:style-name="ce9" office:value-type="string">
            <text:p>EEPROM</text:p>
          </table:table-cell>
          <table:table-cell table:style-name="ce3" office:value-type="string">
            <text:p>25LC040A-I/ST-ND</text:p>
          </table:table-cell>
          <table:table-cell table:style-name="Default"/>
        </table:table-row>
      </table:table>
      <table:table table:name="GP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table:style-name="ce8" office:value-type="string">
            <text:p>Part Number</text:p>
          </table:table-cell>
          <table:table-cell table:style-name="ce8" office:value-type="string">
            <text:p>MOQ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150R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R1, R2, R3</text:p>
          </table:table-cell>
          <table:table-cell table:style-name="ce2" office:value-type="string">
            <text:p>541-150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0/DNP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R4, R5</text:p>
          </table:table-cell>
          <table:table-cell table:style-name="ce2" office:value-type="string">
            <text:p>541-0.0G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2uF</text:p>
          </table:table-cell>
          <table:table-cell table:style-name="ce2" office:value-type="string">
            <text:p>CPOL-EUSMCB</text:p>
          </table:table-cell>
          <table:table-cell table:style-name="ce2" office:value-type="string">
            <text:p>C1, C3</text:p>
          </table:table-cell>
          <table:table-cell table:style-name="ce2" office:value-type="string">
            <text:p>495-2242-1-ND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100nF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C2, C4, C6</text:p>
          </table:table-cell>
          <table:table-cell table:style-name="ce2" office:value-type="string">
            <text:p>399-5089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470pF</text:p>
          </table:table-cell>
          <table:table-cell table:style-name="ce2" office:value-type="string">
            <text:p>C-EUC0603K</text:p>
          </table:table-cell>
          <table:table-cell table:style-name="ce2" office:value-type="string">
            <text:p>C5</text:p>
          </table:table-cell>
          <table:table-cell table:style-name="ce2" office:value-type="string">
            <text:p>311-1078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53047-08</text:p>
          </table:table-cell>
          <table:table-cell table:style-name="ce2" office:value-type="string">
            <text:p>53047-08</text:p>
          </table:table-cell>
          <table:table-cell table:style-name="ce2" office:value-type="string">
            <text:p>X1</text:p>
          </table:table-cell>
          <table:table-cell table:style-name="ce2" office:value-type="string">
            <text:p>WM1737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BAT254</text:p>
          </table:table-cell>
          <table:table-cell table:style-name="ce2" office:value-type="string">
            <text:p>DIODE-SOD110-R</text:p>
          </table:table-cell>
          <table:table-cell table:style-name="ce2" office:value-type="string">
            <text:p>D1</text:p>
          </table:table-cell>
          <table:table-cell table:style-name="ce2" office:value-type="string">
            <text:p>568-3412-1-ND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GND-GNDA</text:p>
          </table:table-cell>
          <table:table-cell table:style-name="ce2" office:value-type="string">
            <text:p>GND-GNDA</text:p>
          </table:table-cell>
          <table:table-cell table:style-name="ce2" office:value-type="string">
            <text:p>~NUDEV~1</text:p>
          </table:table-cell>
          <table:table-cell table:style-name="ce2" office:value-type="string">
            <text:p>N/A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GPS_PATCH_ANT</text:p>
          </table:table-cell>
          <table:table-cell table:style-name="ce2" office:value-type="string">
            <text:p>GPS_PATCH_ANT</text:p>
          </table:table-cell>
          <table:table-cell table:style-name="ce2" office:value-type="string">
            <text:p>ANT</text:p>
          </table:table-cell>
          <table:table-cell table:style-name="ce2" office:value-type="string">
            <text:p>N/A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LEA-5H-0-005</text:p>
          </table:table-cell>
          <table:table-cell table:style-name="ce2" office:value-type="string">
            <text:p>LEA-4P</text:p>
          </table:table-cell>
          <table:table-cell table:style-name="ce2" office:value-type="string">
            <text:p>GPS</text:p>
          </table:table-cell>
          <table:table-cell table:style-name="ce2" office:value-type="string">
            <text:p>???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MIC5209</text:p>
          </table:table-cell>
          <table:table-cell table:style-name="ce2" office:value-type="string">
            <text:p>MIC5209</text:p>
          </table:table-cell>
          <table:table-cell table:style-name="ce2" office:value-type="string">
            <text:p>VREG1</text:p>
          </table:table-cell>
          <table:table-cell table:style-name="ce2" office:value-type="string">
            <text:p>576-1273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PANA_GOLDCAP_J1ROUND</text:p>
          </table:table-cell>
          <table:table-cell table:style-name="ce2" office:value-type="string">
            <text:p>PANA_GOLDCAP_J1ROUND</text:p>
          </table:table-cell>
          <table:table-cell table:style-name="ce2" office:value-type="string">
            <text:p>C7</text:p>
          </table:table-cell>
          <table:table-cell table:style-name="ce2" office:value-type="string">
            <text:p>P14163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>
          <table:table-cell/>
          <table:table-cell table:number-columns-repeated="2"/>
          <table:table-cell table:number-columns-repeated="3"/>
        </table:table-row>
        <table:table-row table:style-name="ro1" table:number-rows-repeated="30">
          <table:table-cell table:number-columns-repeated="6"/>
        </table:table-row>
        <table:table-row table:style-name="ro1" table:number-rows-repeated="3">
          <table:table-cell table:number-columns-repeated="5"/>
          <table:table-cell table:style-name="ce12"/>
        </table:table-row>
        <table:table-row table:style-name="ro1">
          <table:table-cell table:style-name="ce11"/>
          <table:table-cell table:number-columns-repeated="4"/>
          <table:table-cell table:style-name="ce12"/>
        </table:table-row>
        <table:table-row table:style-name="ro1" table:number-rows-repeated="11">
          <table:table-cell table:number-columns-repeated="5"/>
          <table:table-cell table:style-name="ce12"/>
        </table:table-row>
        <table:table-row table:style-name="ro1">
          <table:table-cell table:number-columns-repeated="5"/>
          <table:table-cell table:style-name="ce12"/>
        </table:table-row>
      </table:table>
      <table:table table:name="COMBINED" table:style-name="ta1" table:print="false">
        <table:table-column table:style-name="co7" table:default-cell-style-name="ce13"/>
        <table:table-column table:style-name="co17" table:default-cell-style-name="ce13"/>
        <table:table-column table:style-name="co19" table:default-cell-style-name="ce13"/>
        <table:table-column table:style-name="co7" table:number-columns-repeated="253" table:default-cell-style-name="ce13"/>
        <table:table-row table:style-name="ro1">
          <table:table-cell table:style-name="ce8" office:value-type="string">
            <text:p>Quantity</text:p>
          </table:table-cell>
          <table:table-cell table:style-name="ce8" office:value-type="string">
            <text:p>Part</text:p>
          </table:table-cell>
          <table:table-cell table:style-name="ce8" office:value-type="string">
            <text:p>Comment</text:p>
          </table:table-cell>
          <table:table-cell table:style-name="Default" table:number-columns-repeated="253"/>
        </table:table-row>
        <table:table-row table:style-name="ro1">
          <table:table-cell table:formula="of:=IF(([MAIN.A2]*[.$B$113])&gt;[MAIN.F2];([MAIN.A2]*[.$B$113]);[MAIN.F2])" office:value-type="float" office:value="10">
            <text:p>10</text:p>
          </table:table-cell>
          <table:table-cell table:formula="of:=[MAIN.E2]" office:value-type="string" office:string-value="541-1.50KHCT-ND">
            <text:p>541-1.50KHCT-ND</text:p>
          </table:table-cell>
          <table:table-cell table:formula="of:=CONCATENATE(&quot;m_&quot;;SUBSTITUTE([MAIN.D2];&quot;, &quot;;&quot;/&quot;))" office:value-type="string" office:string-value="m_R19">
            <text:p>m_R19</text:p>
          </table:table-cell>
          <table:table-cell table:number-columns-repeated="253"/>
        </table:table-row>
        <table:table-row table:style-name="ro1">
          <table:table-cell table:formula="of:=IF(([MAIN.A3]*[.$B$113])&gt;[MAIN.F3];([MAIN.A3]*[.$B$113]);[MAIN.F3])" office:value-type="float" office:value="10">
            <text:p>10</text:p>
          </table:table-cell>
          <table:table-cell table:formula="of:=[MAIN.E3]" office:value-type="string" office:string-value="399-3121-1-ND">
            <text:p>399-3121-1-ND</text:p>
          </table:table-cell>
          <table:table-cell table:formula="of:=CONCATENATE(&quot;m_&quot;;SUBSTITUTE([MAIN.D3];&quot;, &quot;;&quot;/&quot;))" office:value-type="string" office:string-value="m_C24/C34">
            <text:p>m_C24/C34</text:p>
          </table:table-cell>
          <table:table-cell table:number-columns-repeated="253"/>
        </table:table-row>
        <table:table-row table:style-name="ro1">
          <table:table-cell table:formula="of:=IF(([MAIN.A4]*[.$B$113])&gt;[MAIN.F4];([MAIN.A4]*[.$B$113]);[MAIN.F4])" office:value-type="float" office:value="10">
            <text:p>10</text:p>
          </table:table-cell>
          <table:table-cell table:formula="of:=[MAIN.E4]" office:value-type="string" office:string-value="541-1.80KHCT-ND">
            <text:p>541-1.80KHCT-ND</text:p>
          </table:table-cell>
          <table:table-cell table:formula="of:=CONCATENATE(&quot;m_&quot;;SUBSTITUTE([MAIN.D4];&quot;, &quot;;&quot;/&quot;))" office:value-type="string" office:string-value="m_R9">
            <text:p>m_R9</text:p>
          </table:table-cell>
          <table:table-cell table:number-columns-repeated="253"/>
        </table:table-row>
        <table:table-row table:style-name="ro1">
          <table:table-cell table:formula="of:=IF(([MAIN.A5]*[.$B$113])&gt;[MAIN.F5];([MAIN.A5]*[.$B$113]);[MAIN.F5])" office:value-type="float" office:value="10">
            <text:p>10</text:p>
          </table:table-cell>
          <table:table-cell table:formula="of:=[MAIN.E5]" office:value-type="string" office:string-value="541-1.00KHCT-ND">
            <text:p>541-1.00KHCT-ND</text:p>
          </table:table-cell>
          <table:table-cell table:formula="of:=CONCATENATE(&quot;m_&quot;;SUBSTITUTE([MAIN.D5];&quot;, &quot;;&quot;/&quot;))" office:value-type="string" office:string-value="m_R2/R4/R13/R15/R16/R22">
            <text:p>m_R2/R4/R13/R15/R16/R22</text:p>
          </table:table-cell>
          <table:table-cell table:number-columns-repeated="253"/>
        </table:table-row>
        <table:table-row table:style-name="ro1">
          <table:table-cell table:formula="of:=IF(([MAIN.A6]*[.$B$113])&gt;[MAIN.F6];([MAIN.A6]*[.$B$113]);[MAIN.F6])" office:value-type="float" office:value="10">
            <text:p>10</text:p>
          </table:table-cell>
          <table:table-cell table:formula="of:=[MAIN.E6]" office:value-type="string" office:string-value="490-4520-1-ND">
            <text:p>490-4520-1-ND</text:p>
          </table:table-cell>
          <table:table-cell table:formula="of:=CONCATENATE(&quot;m_&quot;;SUBSTITUTE([MAIN.D6];&quot;, &quot;;&quot;/&quot;))" office:value-type="string" office:string-value="m_C16">
            <text:p>m_C16</text:p>
          </table:table-cell>
          <table:table-cell table:number-columns-repeated="253"/>
        </table:table-row>
        <table:table-row table:style-name="ro1">
          <table:table-cell table:formula="of:=IF(([MAIN.A7]*[.$B$113])&gt;[MAIN.F7];([MAIN.A7]*[.$B$113]);[MAIN.F7])" office:value-type="float" office:value="10">
            <text:p>10</text:p>
          </table:table-cell>
          <table:table-cell table:formula="of:=[MAIN.E7]" office:value-type="string" office:string-value="541-3.30KHCT-ND">
            <text:p>541-3.30KHCT-ND</text:p>
          </table:table-cell>
          <table:table-cell table:formula="of:=CONCATENATE(&quot;m_&quot;;SUBSTITUTE([MAIN.D7];&quot;, &quot;;&quot;/&quot;))" office:value-type="string" office:string-value="m_R8">
            <text:p>m_R8</text:p>
          </table:table-cell>
          <table:table-cell table:number-columns-repeated="253"/>
        </table:table-row>
        <table:table-row table:style-name="ro1">
          <table:table-cell table:formula="of:=IF(([MAIN.A8]*[.$B$113])&gt;[MAIN.F8];([MAIN.A8]*[.$B$113]);[MAIN.F8])" office:value-type="float" office:value="10">
            <text:p>10</text:p>
          </table:table-cell>
          <table:table-cell table:formula="of:=[MAIN.E8]" office:value-type="string" office:string-value="541-3.90KHCT-ND">
            <text:p>541-3.90KHCT-ND</text:p>
          </table:table-cell>
          <table:table-cell table:formula="of:=CONCATENATE(&quot;m_&quot;;SUBSTITUTE([MAIN.D8];&quot;, &quot;;&quot;/&quot;))" office:value-type="string" office:string-value="m_R3">
            <text:p>m_R3</text:p>
          </table:table-cell>
          <table:table-cell table:number-columns-repeated="253"/>
        </table:table-row>
        <table:table-row table:style-name="ro1">
          <table:table-cell table:formula="of:=IF(([MAIN.A9]*[.$B$113])&gt;[MAIN.F9];([MAIN.A9]*[.$B$113]);[MAIN.F9])" office:value-type="float" office:value="10">
            <text:p>10</text:p>
          </table:table-cell>
          <table:table-cell table:formula="of:=[MAIN.E9]" office:value-type="string" office:string-value="541-0.0GCT-ND">
            <text:p>541-0.0GCT-ND</text:p>
          </table:table-cell>
          <table:table-cell table:formula="of:=CONCATENATE(&quot;m_&quot;;SUBSTITUTE([MAIN.D9];&quot;, &quot;;&quot;/&quot;))" office:value-type="string" office:string-value="m_R24/R26/R27/R31/R32/R48/R41/R42">
            <text:p>m_R24/R26/R27/R31/R32/R48/R41/R42</text:p>
          </table:table-cell>
          <table:table-cell table:number-columns-repeated="253"/>
        </table:table-row>
        <table:table-row table:style-name="ro1">
          <table:table-cell table:formula="of:=IF(([MAIN.A10]*[.$B$113])&gt;[MAIN.F10];([MAIN.A10]*[.$B$113]);[MAIN.F10])" office:value-type="float" office:value="10">
            <text:p>10</text:p>
          </table:table-cell>
          <table:table-cell table:formula="of:=[MAIN.E10]" office:value-type="string" office:string-value="541-4.70KHCT-ND">
            <text:p>541-4.70KHCT-ND</text:p>
          </table:table-cell>
          <table:table-cell table:formula="of:=CONCATENATE(&quot;m_&quot;;SUBSTITUTE([MAIN.D10];&quot;, &quot;;&quot;/&quot;))" office:value-type="string" office:string-value="m_R1/R28/R29/R33/R34/R45/R46/R43/R44">
            <text:p>m_R1/R28/R29/R33/R34/R45/R46/R43/R44</text:p>
          </table:table-cell>
          <table:table-cell table:number-columns-repeated="253"/>
        </table:table-row>
        <table:table-row table:style-name="ro1">
          <table:table-cell table:formula="of:=IF(([MAIN.A11]*[.$B$113])&gt;[MAIN.F11];([MAIN.A11]*[.$B$113]);[MAIN.F11])" office:value-type="float" office:value="10">
            <text:p>10</text:p>
          </table:table-cell>
          <table:table-cell table:formula="of:=[MAIN.E11]" office:value-type="string" office:string-value="587-1442-1-ND">
            <text:p>587-1442-1-ND</text:p>
          </table:table-cell>
          <table:table-cell table:formula="of:=CONCATENATE(&quot;m_&quot;;SUBSTITUTE([MAIN.D11];&quot;, &quot;;&quot;/&quot;))" office:value-type="string" office:string-value="m_C18">
            <text:p>m_C18</text:p>
          </table:table-cell>
          <table:table-cell table:number-columns-repeated="253"/>
        </table:table-row>
        <table:table-row table:style-name="ro1">
          <table:table-cell table:formula="of:=IF(([MAIN.A12]*[.$B$113])&gt;[MAIN.F12];([MAIN.A12]*[.$B$113]);[MAIN.F12])" office:value-type="float" office:value="10">
            <text:p>10</text:p>
          </table:table-cell>
          <table:table-cell table:formula="of:=[MAIN.E12]" office:value-type="string" office:string-value="541-10.0KHCT-ND">
            <text:p>541-10.0KHCT-ND</text:p>
          </table:table-cell>
          <table:table-cell table:formula="of:=CONCATENATE(&quot;m_&quot;;SUBSTITUTE([MAIN.D12];&quot;, &quot;;&quot;/&quot;))" office:value-type="string" office:string-value="m_R7/R35/R36/R37">
            <text:p>m_R7/R35/R36/R37</text:p>
          </table:table-cell>
          <table:table-cell table:number-columns-repeated="253"/>
        </table:table-row>
        <table:table-row table:style-name="ro1">
          <table:table-cell table:formula="of:=IF(([MAIN.A13]*[.$B$113])&gt;[MAIN.F13];([MAIN.A13]*[.$B$113]);[MAIN.F13])" office:value-type="float" office:value="1">
            <text:p>1</text:p>
          </table:table-cell>
          <table:table-cell table:formula="of:=[MAIN.E13]" office:value-type="string" office:string-value="PCC1750CT-ND">
            <text:p>PCC1750CT-ND</text:p>
          </table:table-cell>
          <table:table-cell table:formula="of:=CONCATENATE(&quot;m_&quot;;SUBSTITUTE([MAIN.D13];&quot;, &quot;;&quot;/&quot;))" office:value-type="string" office:string-value="m_C19">
            <text:p>m_C19</text:p>
          </table:table-cell>
          <table:table-cell table:number-columns-repeated="253"/>
        </table:table-row>
        <table:table-row table:style-name="ro1">
          <table:table-cell table:formula="of:=IF(([MAIN.A14]*[.$B$113])&gt;[MAIN.F14];([MAIN.A14]*[.$B$113]);[MAIN.F14])" office:value-type="float" office:value="10">
            <text:p>10</text:p>
          </table:table-cell>
          <table:table-cell table:formula="of:=[MAIN.E14]" office:value-type="string" office:string-value="541-680HCT-ND">
            <text:p>541-680HCT-ND</text:p>
          </table:table-cell>
          <table:table-cell table:formula="of:=CONCATENATE(&quot;m_&quot;;SUBSTITUTE([MAIN.D14];&quot;, &quot;;&quot;/&quot;))" office:value-type="string" office:string-value="m_R21">
            <text:p>m_R21</text:p>
          </table:table-cell>
          <table:table-cell table:number-columns-repeated="253"/>
        </table:table-row>
        <table:table-row table:style-name="ro1">
          <table:table-cell table:formula="of:=IF(([MAIN.A15]*[.$B$113])&gt;[MAIN.F15];([MAIN.A15]*[.$B$113]);[MAIN.F15])" office:value-type="float" office:value="10">
            <text:p>10</text:p>
          </table:table-cell>
          <table:table-cell table:formula="of:=[MAIN.E15]" office:value-type="string" office:string-value="541-560HCT-ND">
            <text:p>541-560HCT-ND</text:p>
          </table:table-cell>
          <table:table-cell table:formula="of:=CONCATENATE(&quot;m_&quot;;SUBSTITUTE([MAIN.D15];&quot;, &quot;;&quot;/&quot;))" office:value-type="string" office:string-value="m_R20">
            <text:p>m_R20</text:p>
          </table:table-cell>
          <table:table-cell table:number-columns-repeated="253"/>
        </table:table-row>
        <table:table-row table:style-name="ro1">
          <table:table-cell table:formula="of:=IF(([MAIN.A16]*[.$B$113])&gt;[MAIN.F16];([MAIN.A16]*[.$B$113]);[MAIN.F16])" office:value-type="float" office:value="10">
            <text:p>10</text:p>
          </table:table-cell>
          <table:table-cell table:formula="of:=[MAIN.E16]" office:value-type="string" office:string-value="541-27.0KHCT-ND">
            <text:p>541-27.0KHCT-ND</text:p>
          </table:table-cell>
          <table:table-cell table:formula="of:=CONCATENATE(&quot;m_&quot;;SUBSTITUTE([MAIN.D16];&quot;, &quot;;&quot;/&quot;))" office:value-type="string" office:string-value="m_R10">
            <text:p>m_R10</text:p>
          </table:table-cell>
          <table:table-cell table:number-columns-repeated="253"/>
        </table:table-row>
        <table:table-row table:style-name="ro1">
          <table:table-cell table:formula="of:=IF(([MAIN.A17]*[.$B$113])&gt;[MAIN.F17];([MAIN.A17]*[.$B$113]);[MAIN.F17])" office:value-type="float" office:value="10">
            <text:p>10</text:p>
          </table:table-cell>
          <table:table-cell table:formula="of:=[MAIN.E17]" office:value-type="string" office:string-value="399-1052-1-ND">
            <text:p>399-1052-1-ND</text:p>
          </table:table-cell>
          <table:table-cell table:formula="of:=CONCATENATE(&quot;m_&quot;;SUBSTITUTE([MAIN.D17];&quot;, &quot;;&quot;/&quot;))" office:value-type="string" office:string-value="m_C7/C8/C28/C29">
            <text:p>m_C7/C8/C28/C29</text:p>
          </table:table-cell>
          <table:table-cell table:number-columns-repeated="253"/>
        </table:table-row>
        <table:table-row table:style-name="ro1">
          <table:table-cell table:formula="of:=IF(([MAIN.A18]*[.$B$113])&gt;[MAIN.F18];([MAIN.A18]*[.$B$113]);[MAIN.F18])" office:value-type="float" office:value="1">
            <text:p>1</text:p>
          </table:table-cell>
          <table:table-cell table:formula="of:=[MAIN.E18]" office:value-type="string" office:string-value="718-1304-1-ND">
            <text:p>718-1304-1-ND</text:p>
          </table:table-cell>
          <table:table-cell table:formula="of:=CONCATENATE(&quot;m_&quot;;SUBSTITUTE([MAIN.D18];&quot;, &quot;;&quot;/&quot;))" office:value-type="string" office:string-value="m_C17">
            <text:p>m_C17</text:p>
          </table:table-cell>
          <table:table-cell table:number-columns-repeated="253"/>
        </table:table-row>
        <table:table-row table:style-name="ro1">
          <table:table-cell table:formula="of:=IF(([MAIN.A19]*[.$B$113])&gt;[MAIN.F19];([MAIN.A19]*[.$B$113]);[MAIN.F19])" office:value-type="float" office:value="10">
            <text:p>10</text:p>
          </table:table-cell>
          <table:table-cell table:formula="of:=[MAIN.E19]" office:value-type="string" office:string-value="541-33.0HCT-ND">
            <text:p>541-33.0HCT-ND</text:p>
          </table:table-cell>
          <table:table-cell table:formula="of:=CONCATENATE(&quot;m_&quot;;SUBSTITUTE([MAIN.D19];&quot;, &quot;;&quot;/&quot;))" office:value-type="string" office:string-value="m_R17/R18">
            <text:p>m_R17/R18</text:p>
          </table:table-cell>
          <table:table-cell table:number-columns-repeated="253"/>
        </table:table-row>
        <table:table-row table:style-name="ro1">
          <table:table-cell table:formula="of:=IF(([MAIN.A20]*[.$B$113])&gt;[MAIN.F20];([MAIN.A20]*[.$B$113]);[MAIN.F20])" office:value-type="float" office:value="10">
            <text:p>10</text:p>
          </table:table-cell>
          <table:table-cell table:formula="of:=[MAIN.E20]" office:value-type="string" office:string-value="587-1125-1-ND">
            <text:p>587-1125-1-ND</text:p>
          </table:table-cell>
          <table:table-cell table:formula="of:=CONCATENATE(&quot;m_&quot;;SUBSTITUTE([MAIN.D20];&quot;, &quot;;&quot;/&quot;))" office:value-type="string" office:string-value="m_C25">
            <text:p>m_C25</text:p>
          </table:table-cell>
          <table:table-cell table:number-columns-repeated="253"/>
        </table:table-row>
        <table:table-row table:style-name="ro1">
          <table:table-cell table:formula="of:=IF(([MAIN.A21]*[.$B$113])&gt;[MAIN.F21];([MAIN.A21]*[.$B$113]);[MAIN.F21])" office:value-type="float" office:value="3">
            <text:p>3</text:p>
          </table:table-cell>
          <table:table-cell table:formula="of:=[MAIN.E21]" office:value-type="string" office:string-value="399-4719-1-ND">
            <text:p>399-4719-1-ND</text:p>
          </table:table-cell>
          <table:table-cell table:formula="of:=CONCATENATE(&quot;m_&quot;;SUBSTITUTE([MAIN.D21];&quot;, &quot;;&quot;/&quot;))" office:value-type="string" office:string-value="m_C6/C38/C40">
            <text:p>m_C6/C38/C40</text:p>
          </table:table-cell>
          <table:table-cell table:number-columns-repeated="253"/>
        </table:table-row>
        <table:table-row table:style-name="ro1">
          <table:table-cell table:formula="of:=IF(([MAIN.A22]*[.$B$113])&gt;[MAIN.F22];([MAIN.A22]*[.$B$113]);[MAIN.F22])" office:value-type="float" office:value="10">
            <text:p>10</text:p>
          </table:table-cell>
          <table:table-cell table:formula="of:=[MAIN.E22]" office:value-type="string" office:string-value="541-100HCT-ND">
            <text:p>541-100HCT-ND</text:p>
          </table:table-cell>
          <table:table-cell table:formula="of:=CONCATENATE(&quot;m_&quot;;SUBSTITUTE([MAIN.D22];&quot;, &quot;;&quot;/&quot;))" office:value-type="string" office:string-value="m_R12/R23">
            <text:p>m_R12/R23</text:p>
          </table:table-cell>
          <table:table-cell table:number-columns-repeated="253"/>
        </table:table-row>
        <table:table-row table:style-name="ro1">
          <table:table-cell table:formula="of:=IF(([MAIN.A23]*[.$B$113])&gt;[MAIN.F23];([MAIN.A23]*[.$B$113]);[MAIN.F23])" office:value-type="float" office:value="22">
            <text:p>22</text:p>
          </table:table-cell>
          <table:table-cell table:formula="of:=[MAIN.E23]" office:value-type="string" office:string-value="399-5089-1-ND">
            <text:p>399-5089-1-ND</text:p>
          </table:table-cell>
          <table:table-cell table:formula="of:=CONCATENATE(&quot;m_&quot;;SUBSTITUTE([MAIN.D23];&quot;, &quot;;&quot;/&quot;))" office:value-type="string" office:string-value="m_C2/C4/C5/C9/C10/C11/C12/C13/C14/C15/C20/C21/C22/C23/C26/C27/C30/C33/C35/C36/C37/C39">
            <text:p>m_C2/C4/C5/C9/C10/C11/C12/C13/C14/C15/C20/C21/C22/C23/C26/C27/C30/C33/C35/C36/C37/C39</text:p>
          </table:table-cell>
          <table:table-cell table:number-columns-repeated="253"/>
        </table:table-row>
        <table:table-row table:style-name="ro1">
          <table:table-cell table:formula="of:=IF(([MAIN.A24]*[.$B$113])&gt;[MAIN.F24];([MAIN.A24]*[.$B$113]);[MAIN.F24])" office:value-type="float" office:value="1">
            <text:p>1</text:p>
          </table:table-cell>
          <table:table-cell table:formula="of:=[MAIN.E24]" office:value-type="string" office:string-value="478-1724-1-ND">
            <text:p>478-1724-1-ND</text:p>
          </table:table-cell>
          <table:table-cell table:formula="of:=CONCATENATE(&quot;m_&quot;;SUBSTITUTE([MAIN.D24];&quot;, &quot;;&quot;/&quot;))" office:value-type="string" office:string-value="m_C1">
            <text:p>m_C1</text:p>
          </table:table-cell>
          <table:table-cell table:number-columns-repeated="253"/>
        </table:table-row>
        <table:table-row table:style-name="ro1">
          <table:table-cell table:formula="of:=IF(([MAIN.A25]*[.$B$113])&gt;[MAIN.F25];([MAIN.A25]*[.$B$113]);[MAIN.F25])" office:value-type="float" office:value="10">
            <text:p>10</text:p>
          </table:table-cell>
          <table:table-cell table:formula="of:=[MAIN.E25]" office:value-type="string" office:string-value="541-120KHCT-ND">
            <text:p>541-120KHCT-ND</text:p>
          </table:table-cell>
          <table:table-cell table:formula="of:=CONCATENATE(&quot;m_&quot;;SUBSTITUTE([MAIN.D25];&quot;, &quot;;&quot;/&quot;))" office:value-type="string" office:string-value="m_R11">
            <text:p>m_R11</text:p>
          </table:table-cell>
          <table:table-cell table:number-columns-repeated="253"/>
        </table:table-row>
        <table:table-row table:style-name="ro1">
          <table:table-cell table:formula="of:=IF(([MAIN.A26]*[.$B$113])&gt;[MAIN.F26];([MAIN.A26]*[.$B$113]);[MAIN.F26])" office:value-type="float" office:value="10">
            <text:p>10</text:p>
          </table:table-cell>
          <table:table-cell table:formula="of:=[MAIN.E26]" office:value-type="string" office:string-value="P200KHCT-ND">
            <text:p>P200KHCT-ND</text:p>
          </table:table-cell>
          <table:table-cell table:formula="of:=CONCATENATE(&quot;m_&quot;;SUBSTITUTE([MAIN.D26];&quot;, &quot;;&quot;/&quot;))" office:value-type="string" office:string-value="m_R25/R30/R47">
            <text:p>m_R25/R30/R47</text:p>
          </table:table-cell>
          <table:table-cell table:number-columns-repeated="253"/>
        </table:table-row>
        <table:table-row table:style-name="ro1">
          <table:table-cell table:formula="of:=IF(([MAIN.A27]*[.$B$113])&gt;[MAIN.F27];([MAIN.A27]*[.$B$113]);[MAIN.F27])" office:value-type="float" office:value="1">
            <text:p>1</text:p>
          </table:table-cell>
          <table:table-cell table:formula="of:=[MAIN.E27]" office:value-type="string" office:string-value="478-3929-1-ND">
            <text:p>478-3929-1-ND</text:p>
          </table:table-cell>
          <table:table-cell table:formula="of:=CONCATENATE(&quot;m_&quot;;SUBSTITUTE([MAIN.D27];&quot;, &quot;;&quot;/&quot;))" office:value-type="string" office:string-value="m_C3">
            <text:p>m_C3</text:p>
          </table:table-cell>
          <table:table-cell table:number-columns-repeated="253"/>
        </table:table-row>
        <table:table-row table:style-name="ro1">
          <table:table-cell table:formula="of:=IF(([MAIN.A28]*[.$B$113])&gt;[MAIN.F28];([MAIN.A28]*[.$B$113]);[MAIN.F28])" office:value-type="float" office:value="10">
            <text:p>10</text:p>
          </table:table-cell>
          <table:table-cell table:formula="of:=[MAIN.E28]" office:value-type="string" office:string-value="541-348HCT-ND">
            <text:p>541-348HCT-ND</text:p>
          </table:table-cell>
          <table:table-cell table:formula="of:=CONCATENATE(&quot;m_&quot;;SUBSTITUTE([MAIN.D28];&quot;, &quot;;&quot;/&quot;))" office:value-type="string" office:string-value="m_R14">
            <text:p>m_R14</text:p>
          </table:table-cell>
          <table:table-cell table:number-columns-repeated="253"/>
        </table:table-row>
        <table:table-row table:style-name="ro1">
          <table:table-cell table:formula="of:=IF(([MAIN.A29]*[.$B$113])&gt;[MAIN.F29];([MAIN.A29]*[.$B$113]);[MAIN.F29])" office:value-type="float" office:value="10">
            <text:p>10</text:p>
          </table:table-cell>
          <table:table-cell table:formula="of:=[MAIN.E29]" office:value-type="string" office:string-value="541-390HCT-ND">
            <text:p>541-390HCT-ND</text:p>
          </table:table-cell>
          <table:table-cell table:formula="of:=CONCATENATE(&quot;m_&quot;;SUBSTITUTE([MAIN.D29];&quot;, &quot;;&quot;/&quot;))" office:value-type="string" office:string-value="m_R5">
            <text:p>m_R5</text:p>
          </table:table-cell>
          <table:table-cell table:number-columns-repeated="253"/>
        </table:table-row>
        <table:table-row table:style-name="ro1">
          <table:table-cell table:formula="of:=IF(([MAIN.A30]*[.$B$113])&gt;[MAIN.F30];([MAIN.A30]*[.$B$113]);[MAIN.F30])" office:value-type="float" office:value="10">
            <text:p>10</text:p>
          </table:table-cell>
          <table:table-cell table:formula="of:=[MAIN.E30]" office:value-type="string" office:string-value="541-12.0KHCT-ND">
            <text:p>541-12.0KHCT-ND</text:p>
          </table:table-cell>
          <table:table-cell table:formula="of:=CONCATENATE(&quot;m_&quot;;SUBSTITUTE([MAIN.D30];&quot;, &quot;;&quot;/&quot;))" office:value-type="string" office:string-value="m_R6">
            <text:p>m_R6</text:p>
          </table:table-cell>
          <table:table-cell table:number-columns-repeated="253"/>
        </table:table-row>
        <table:table-row table:style-name="ro1">
          <table:table-cell table:formula="of:=IF(([MAIN.A31]*[.$B$113])&gt;[MAIN.F31];([MAIN.A31]*[.$B$113]);[MAIN.F31])" office:value-type="float" office:value="1">
            <text:p>1</text:p>
          </table:table-cell>
          <table:table-cell table:formula="of:=[MAIN.E31]" office:value-type="string" office:string-value="WM1741-ND">
            <text:p>WM1741-ND</text:p>
          </table:table-cell>
          <table:table-cell table:formula="of:=CONCATENATE(&quot;m_&quot;;SUBSTITUTE([MAIN.D31];&quot;, &quot;;&quot;/&quot;))" office:value-type="string" office:string-value="m_IMU">
            <text:p>m_IMU</text:p>
          </table:table-cell>
          <table:table-cell table:number-columns-repeated="253"/>
        </table:table-row>
        <table:table-row table:style-name="ro1">
          <table:table-cell table:formula="of:=IF(([MAIN.A32]*[.$B$113])&gt;[MAIN.F32];([MAIN.A32]*[.$B$113]);[MAIN.F32])" office:value-type="float" office:value="5">
            <text:p>5</text:p>
          </table:table-cell>
          <table:table-cell table:formula="of:=[MAIN.E32]" office:value-type="string" office:string-value="WM7620CT-ND">
            <text:p>WM7620CT-ND</text:p>
          </table:table-cell>
          <table:table-cell table:formula="of:=CONCATENATE(&quot;m_&quot;;SUBSTITUTE([MAIN.D32];&quot;, &quot;;&quot;/&quot;))" office:value-type="string" office:string-value="m_MC2/MC3/MC_1/MC_4/PS">
            <text:p>m_MC2/MC3/MC_1/MC_4/PS</text:p>
          </table:table-cell>
          <table:table-cell table:number-columns-repeated="253"/>
        </table:table-row>
        <table:table-row table:style-name="ro1">
          <table:table-cell table:formula="of:=IF(([MAIN.A33]*[.$B$113])&gt;[MAIN.F33];([MAIN.A33]*[.$B$113]);[MAIN.F33])" office:value-type="float" office:value="1">
            <text:p>1</text:p>
          </table:table-cell>
          <table:table-cell table:formula="of:=[MAIN.E33]" office:value-type="string" office:string-value="WM7621CT-ND">
            <text:p>WM7621CT-ND</text:p>
          </table:table-cell>
          <table:table-cell table:formula="of:=CONCATENATE(&quot;m_&quot;;SUBSTITUTE([MAIN.D33];&quot;, &quot;;&quot;/&quot;))" office:value-type="string" office:string-value="m_RC">
            <text:p>m_RC</text:p>
          </table:table-cell>
          <table:table-cell table:number-columns-repeated="253"/>
        </table:table-row>
        <table:table-row table:style-name="ro1">
          <table:table-cell table:formula="of:=IF(([MAIN.A34]*[.$B$113])&gt;[MAIN.F34];([MAIN.A34]*[.$B$113]);[MAIN.F34])" office:value-type="float" office:value="1">
            <text:p>1</text:p>
          </table:table-cell>
          <table:table-cell table:formula="of:=[MAIN.E34]" office:value-type="string" office:string-value="WM7623CT-ND">
            <text:p>WM7623CT-ND</text:p>
          </table:table-cell>
          <table:table-cell table:formula="of:=CONCATENATE(&quot;m_&quot;;SUBSTITUTE([MAIN.D34];&quot;, &quot;;&quot;/&quot;))" office:value-type="string" office:string-value="m_UART_1">
            <text:p>m_UART_1</text:p>
          </table:table-cell>
          <table:table-cell table:number-columns-repeated="253"/>
        </table:table-row>
        <table:table-row table:style-name="ro1">
          <table:table-cell table:formula="of:=IF(([MAIN.A35]*[.$B$113])&gt;[MAIN.F35];([MAIN.A35]*[.$B$113]);[MAIN.F35])" office:value-type="float" office:value="1">
            <text:p>1</text:p>
          </table:table-cell>
          <table:table-cell table:formula="of:=[MAIN.E35]" office:value-type="string" office:string-value="WM7624CT-ND">
            <text:p>WM7624CT-ND</text:p>
          </table:table-cell>
          <table:table-cell table:formula="of:=CONCATENATE(&quot;m_&quot;;SUBSTITUTE([MAIN.D35];&quot;, &quot;;&quot;/&quot;))" office:value-type="string" office:string-value="m_UART_0">
            <text:p>m_UART_0</text:p>
          </table:table-cell>
          <table:table-cell table:number-columns-repeated="253"/>
        </table:table-row>
        <table:table-row table:style-name="ro1">
          <table:table-cell table:formula="of:=IF(([MAIN.A36]*[.$B$113])&gt;[MAIN.F36];([MAIN.A36]*[.$B$113]);[MAIN.F36])" office:value-type="float" office:value="1">
            <text:p>1</text:p>
          </table:table-cell>
          <table:table-cell table:formula="of:=[MAIN.E36]" office:value-type="string" office:string-value="WM7625CT-ND">
            <text:p>WM7625CT-ND</text:p>
          </table:table-cell>
          <table:table-cell table:formula="of:=CONCATENATE(&quot;m_&quot;;SUBSTITUTE([MAIN.D36];&quot;, &quot;;&quot;/&quot;))" office:value-type="string" office:string-value="m_CAM">
            <text:p>m_CAM</text:p>
          </table:table-cell>
          <table:table-cell table:number-columns-repeated="253"/>
        </table:table-row>
        <table:table-row table:style-name="ro1">
          <table:table-cell table:formula="of:=IF(([MAIN.A37]*[.$B$113])&gt;[MAIN.F37];([MAIN.A37]*[.$B$113]);[MAIN.F37])" office:value-type="float" office:value="2">
            <text:p>2</text:p>
          </table:table-cell>
          <table:table-cell table:formula="of:=[MAIN.E37]" office:value-type="string" office:string-value="WM7626CT-ND">
            <text:p>WM7626CT-ND</text:p>
          </table:table-cell>
          <table:table-cell table:formula="of:=CONCATENATE(&quot;m_&quot;;SUBSTITUTE([MAIN.D37];&quot;, &quot;;&quot;/&quot;))" office:value-type="string" office:string-value="m_GPS/SPI_0">
            <text:p>m_GPS/SPI_0</text:p>
          </table:table-cell>
          <table:table-cell table:number-columns-repeated="253"/>
        </table:table-row>
        <table:table-row table:style-name="ro1">
          <table:table-cell table:formula="of:=IF(([MAIN.A38]*[.$B$113])&gt;[MAIN.F38];([MAIN.A38]*[.$B$113]);[MAIN.F38])" office:value-type="float" office:value="1">
            <text:p>1</text:p>
          </table:table-cell>
          <table:table-cell table:formula="of:=[MAIN.E38]" office:value-type="string" office:string-value="AD8552ARUZ-ND">
            <text:p>AD8552ARUZ-ND</text:p>
          </table:table-cell>
          <table:table-cell table:formula="of:=CONCATENATE(&quot;m_&quot;;SUBSTITUTE([MAIN.D38];&quot;, &quot;;&quot;/&quot;))" office:value-type="string" office:string-value="m_U$5">
            <text:p>m_U$5</text:p>
          </table:table-cell>
          <table:table-cell table:number-columns-repeated="253"/>
        </table:table-row>
        <table:table-row table:style-name="ro1">
          <table:table-cell table:formula="of:=IF(([MAIN.A39]*[.$B$113])&gt;[MAIN.F39];([MAIN.A39]*[.$B$113]);[MAIN.F39])" office:value-type="float" office:value="1">
            <text:p>1</text:p>
          </table:table-cell>
          <table:table-cell table:formula="of:=[MAIN.E39]" office:value-type="string" office:string-value="CTX639CT-ND">
            <text:p>CTX639CT-ND</text:p>
          </table:table-cell>
          <table:table-cell table:formula="of:=CONCATENATE(&quot;m_&quot;;SUBSTITUTE([MAIN.D39];&quot;, &quot;;&quot;/&quot;))" office:value-type="string" office:string-value="m_U$4">
            <text:p>m_U$4</text:p>
          </table:table-cell>
          <table:table-cell table:number-columns-repeated="253"/>
        </table:table-row>
        <table:table-row table:style-name="ro1">
          <table:table-cell table:formula="of:=IF(([MAIN.A40]*[.$B$113])&gt;[MAIN.F40];([MAIN.A40]*[.$B$113]);[MAIN.F40])" office:value-type="float" office:value="1">
            <text:p>1</text:p>
          </table:table-cell>
          <table:table-cell table:formula="of:=[MAIN.E40]" office:value-type="string" office:string-value="DDTA143ZCA-FDICT-ND">
            <text:p>DDTA143ZCA-FDICT-ND</text:p>
          </table:table-cell>
          <table:table-cell table:formula="of:=CONCATENATE(&quot;m_&quot;;SUBSTITUTE([MAIN.D40];&quot;, &quot;;&quot;/&quot;))" office:value-type="string" office:string-value="m_Q1">
            <text:p>m_Q1</text:p>
          </table:table-cell>
          <table:table-cell table:number-columns-repeated="253"/>
        </table:table-row>
        <table:table-row table:style-name="ro1">
          <table:table-cell table:formula="of:=IF(([MAIN.A41]*[.$B$113])&gt;[MAIN.F41];([MAIN.A41]*[.$B$113]);[MAIN.F41])" office:value-type="float" office:value="1">
            <text:p>1</text:p>
          </table:table-cell>
          <table:table-cell table:formula="of:=[MAIN.E41]" office:value-type="string" office:string-value="LM317MDTXFSCT-ND">
            <text:p>LM317MDTXFSCT-ND</text:p>
          </table:table-cell>
          <table:table-cell table:formula="of:=CONCATENATE(&quot;m_&quot;;SUBSTITUTE([MAIN.D41];&quot;, &quot;;&quot;/&quot;))" office:value-type="string" office:string-value="m_REG6V5A">
            <text:p>m_REG6V5A</text:p>
          </table:table-cell>
          <table:table-cell table:number-columns-repeated="253"/>
        </table:table-row>
        <table:table-row table:style-name="ro1">
          <table:table-cell table:formula="of:=IF(([MAIN.A42]*[.$B$113])&gt;[MAIN.F42];([MAIN.A42]*[.$B$113]);[MAIN.F42])" office:value-type="float" office:value="1">
            <text:p>1</text:p>
          </table:table-cell>
          <table:table-cell table:formula="of:=[MAIN.E42]" office:value-type="string" office:string-value="LM3940IMP-3.3CT-ND">
            <text:p>LM3940IMP-3.3CT-ND</text:p>
          </table:table-cell>
          <table:table-cell table:formula="of:=CONCATENATE(&quot;m_&quot;;SUBSTITUTE([MAIN.D42];&quot;, &quot;;&quot;/&quot;))" office:value-type="string" office:string-value="m_REG3V3D">
            <text:p>m_REG3V3D</text:p>
          </table:table-cell>
          <table:table-cell table:number-columns-repeated="253"/>
        </table:table-row>
        <table:table-row table:style-name="ro1">
          <table:table-cell table:formula="of:=IF(([MAIN.A43]*[.$B$113])&gt;[MAIN.F43];([MAIN.A43]*[.$B$113]);[MAIN.F43])" office:value-type="float" office:value="1">
            <text:p>1</text:p>
          </table:table-cell>
          <table:table-cell table:formula="of:=[MAIN.E43]" office:value-type="string" office:string-value="LM4041CIM7-ADJCT-ND">
            <text:p>LM4041CIM7-ADJCT-ND</text:p>
          </table:table-cell>
          <table:table-cell table:formula="of:=CONCATENATE(&quot;m_&quot;;SUBSTITUTE([MAIN.D43];&quot;, &quot;;&quot;/&quot;))" office:value-type="string" office:string-value="m_U$10">
            <text:p>m_U$10</text:p>
          </table:table-cell>
          <table:table-cell table:number-columns-repeated="253"/>
        </table:table-row>
        <table:table-row table:style-name="ro1">
          <table:table-cell table:formula="of:=IF(([MAIN.A44]*[.$B$113])&gt;[MAIN.F44];([MAIN.A44]*[.$B$113]);[MAIN.F44])" office:value-type="float" office:value="1">
            <text:p>1</text:p>
          </table:table-cell>
          <table:table-cell table:formula="of:=[MAIN.E44]" office:value-type="string" office:string-value="LP2992AIM5-5.0CT-ND">
            <text:p>LP2992AIM5-5.0CT-ND</text:p>
          </table:table-cell>
          <table:table-cell table:formula="of:=CONCATENATE(&quot;m_&quot;;SUBSTITUTE([MAIN.D44];&quot;, &quot;;&quot;/&quot;))" office:value-type="string" office:string-value="m_REG5VA">
            <text:p>m_REG5VA</text:p>
          </table:table-cell>
          <table:table-cell table:number-columns-repeated="253"/>
        </table:table-row>
        <table:table-row table:style-name="ro1">
          <table:table-cell table:formula="of:=IF(([MAIN.A45]*[.$B$113])&gt;[MAIN.F45];([MAIN.A45]*[.$B$113]);[MAIN.F45])" office:value-type="float" office:value="1">
            <text:p>1</text:p>
          </table:table-cell>
          <table:table-cell table:formula="of:=[MAIN.E45]" office:value-type="string" office:string-value="568-1765-ND">
            <text:p>568-1765-ND</text:p>
          </table:table-cell>
          <table:table-cell table:formula="of:=CONCATENATE(&quot;m_&quot;;SUBSTITUTE([MAIN.D45];&quot;, &quot;;&quot;/&quot;))" office:value-type="string" office:string-value="m_U$1">
            <text:p>m_U$1</text:p>
          </table:table-cell>
          <table:table-cell table:number-columns-repeated="253"/>
        </table:table-row>
        <table:table-row table:style-name="ro1">
          <table:table-cell table:formula="of:=IF(([MAIN.A46]*[.$B$113])&gt;[MAIN.F46];([MAIN.A46]*[.$B$113]);[MAIN.F46])" office:value-type="float" office:value="1">
            <text:p>1</text:p>
          </table:table-cell>
          <table:table-cell table:formula="of:=[MAIN.E46]" office:value-type="string" office:string-value="LTC2485CDD#PBF-ND">
            <text:p>LTC2485CDD#PBF-ND</text:p>
          </table:table-cell>
          <table:table-cell table:formula="of:=CONCATENATE(&quot;m_&quot;;SUBSTITUTE([MAIN.D46];&quot;, &quot;;&quot;/&quot;))" office:value-type="string" office:string-value="m_U$9">
            <text:p>m_U$9</text:p>
          </table:table-cell>
          <table:table-cell table:number-columns-repeated="253"/>
        </table:table-row>
        <table:table-row table:style-name="ro1">
          <table:table-cell table:formula="of:=IF(([MAIN.A47]*[.$B$113])&gt;[MAIN.F47];([MAIN.A47]*[.$B$113]);[MAIN.F47])" office:value-type="float" office:value="1">
            <text:p>1</text:p>
          </table:table-cell>
          <table:table-cell table:formula="of:=[MAIN.E47]" office:value-type="string" office:string-value="H2959CT-ND">
            <text:p>H2959CT-ND</text:p>
          </table:table-cell>
          <table:table-cell table:formula="of:=CONCATENATE(&quot;m_&quot;;SUBSTITUTE([MAIN.D47];&quot;, &quot;;&quot;/&quot;))" office:value-type="string" office:string-value="m_X5">
            <text:p>m_X5</text:p>
          </table:table-cell>
          <table:table-cell table:number-columns-repeated="253"/>
        </table:table-row>
        <table:table-row table:style-name="ro1">
          <table:table-cell table:formula="of:=IF(([MAIN.A48]*[.$B$113])&gt;[MAIN.F48];([MAIN.A48]*[.$B$113]);[MAIN.F48])" office:value-type="float" office:value="1">
            <text:p>1</text:p>
          </table:table-cell>
          <table:table-cell table:formula="of:=[MAIN.E48]" office:value-type="string" office:string-value="From Freescale">
            <text:p>From Freescale</text:p>
          </table:table-cell>
          <table:table-cell table:formula="of:=CONCATENATE(&quot;m_&quot;;SUBSTITUTE([MAIN.D48];&quot;, &quot;;&quot;/&quot;))" office:value-type="string" office:string-value="m_U$2">
            <text:p>m_U$2</text:p>
          </table:table-cell>
          <table:table-cell table:number-columns-repeated="253"/>
        </table:table-row>
        <table:table-row table:style-name="ro1">
          <table:table-cell table:formula="of:=IF(([MAIN.A49]*[.$B$113])&gt;[MAIN.F49];([MAIN.A49]*[.$B$113]);[MAIN.F49])" office:value-type="float" office:value="2">
            <text:p>2</text:p>
          </table:table-cell>
          <table:table-cell table:formula="of:=[MAIN.E49]" office:value-type="string" office:string-value="568-4214-1-ND">
            <text:p>568-4214-1-ND</text:p>
          </table:table-cell>
          <table:table-cell table:formula="of:=CONCATENATE(&quot;m_&quot;;SUBSTITUTE([MAIN.D49];&quot;, &quot;;&quot;/&quot;))" office:value-type="string" office:string-value="m_LT_I2C/U$11">
            <text:p>m_LT_I2C/U$11</text:p>
          </table:table-cell>
          <table:table-cell table:number-columns-repeated="253"/>
        </table:table-row>
        <table:table-row table:style-name="ro1">
          <table:table-cell table:formula="of:=IF(([MAIN.A50]*[.$B$113])&gt;[MAIN.F50];([MAIN.A50]*[.$B$113]);[MAIN.F50])" office:value-type="float" office:value="1">
            <text:p>1</text:p>
          </table:table-cell>
          <table:table-cell table:formula="of:=[MAIN.E50]" office:value-type="string" office:string-value="296-20432-ND">
            <text:p>296-20432-ND</text:p>
          </table:table-cell>
          <table:table-cell table:formula="of:=CONCATENATE(&quot;m_&quot;;SUBSTITUTE([MAIN.D50];&quot;, &quot;;&quot;/&quot;))" office:value-type="string" office:string-value="m_REG5VD">
            <text:p>m_REG5VD</text:p>
          </table:table-cell>
          <table:table-cell table:number-columns-repeated="253"/>
        </table:table-row>
        <table:table-row table:style-name="ro1">
          <table:table-cell table:formula="of:=IF(([MAIN.A51]*[.$B$113])&gt;[MAIN.F51];([MAIN.A51]*[.$B$113]);[MAIN.F51])" office:value-type="float" office:value="1">
            <text:p>1</text:p>
          </table:table-cell>
          <table:table-cell table:formula="of:=[MAIN.E51]" office:value-type="string" office:string-value="???">
            <text:p>???</text:p>
          </table:table-cell>
          <table:table-cell table:formula="of:=CONCATENATE(&quot;m_&quot;;SUBSTITUTE([MAIN.D51];&quot;, &quot;;&quot;/&quot;))" office:value-type="string" office:string-value="m_R40">
            <text:p>m_R40</text:p>
          </table:table-cell>
          <table:table-cell table:number-columns-repeated="253"/>
        </table:table-row>
        <table:table-row table:style-name="ro1">
          <table:table-cell table:formula="of:=IF(([MAIN.A52]*[.$B$113])&gt;[MAIN.F52];([MAIN.A52]*[.$B$113]);[MAIN.F52])" office:value-type="float" office:value="1">
            <text:p>1</text:p>
          </table:table-cell>
          <table:table-cell table:formula="of:=[MAIN.E52]" office:value-type="string" office:string-value="???">
            <text:p>???</text:p>
          </table:table-cell>
          <table:table-cell table:formula="of:=CONCATENATE(&quot;m_&quot;;SUBSTITUTE([MAIN.D52];&quot;, &quot;;&quot;/&quot;))" office:value-type="string" office:string-value="m_R39">
            <text:p>m_R39</text:p>
          </table:table-cell>
          <table:table-cell table:number-columns-repeated="253"/>
        </table:table-row>
        <table:table-row table:style-name="ro1">
          <table:table-cell table:formula="of:=IF(([MAIN.A53]*[.$B$113])&gt;[MAIN.F53];([MAIN.A53]*[.$B$113]);[MAIN.F53])" office:value-type="float" office:value="4">
            <text:p>4</text:p>
          </table:table-cell>
          <table:table-cell table:formula="of:=[MAIN.E53]" office:value-type="string" office:string-value="P11505CT-ND">
            <text:p>P11505CT-ND</text:p>
          </table:table-cell>
          <table:table-cell table:formula="of:=CONCATENATE(&quot;m_&quot;;SUBSTITUTE([MAIN.D53];&quot;, &quot;;&quot;/&quot;))" office:value-type="string" office:string-value="m_LED1,LED2,LED3,LED4">
            <text:p>m_LED1,LED2,LED3,LED4</text:p>
          </table:table-cell>
          <table:table-cell table:number-columns-repeated="253"/>
        </table:table-row>
        <table:table-row table:style-name="ro1">
          <table:table-cell table:formula="of:=IF(([MAIN.A54]*[.$B$113])&gt;[MAIN.F54];([MAIN.A54]*[.$B$113]);[MAIN.F54])" office:value-type="float" office:value="1">
            <text:p>1</text:p>
          </table:table-cell>
          <table:table-cell table:formula="of:=[MAIN.E54]" office:value-type="string" office:string-value="???">
            <text:p>???</text:p>
          </table:table-cell>
          <table:table-cell table:formula="of:=CONCATENATE(&quot;m_&quot;;SUBSTITUTE([MAIN.D54];&quot;, &quot;;&quot;/&quot;))" office:value-type="string" office:string-value="m_R38">
            <text:p>m_R38</text:p>
          </table:table-cell>
          <table:table-cell table:number-columns-repeated="253"/>
        </table:table-row>
        <table:table-row table:style-name="ro1">
          <table:table-cell table:formula="of:=IF(([MAIN.A55]*[.$B$113])&gt;[MAIN.F55];([MAIN.A55]*[.$B$113]);[MAIN.F55])" office:value-type="float" office:value="4">
            <text:p>4</text:p>
          </table:table-cell>
          <table:table-cell table:formula="of:=[MAIN.E55]" office:value-type="string" office:string-value="N/A">
            <text:p>N/A</text:p>
          </table:table-cell>
          <table:table-cell table:formula="of:=CONCATENATE(&quot;m_&quot;;SUBSTITUTE([MAIN.D55];&quot;, &quot;;&quot;/&quot;))" office:value-type="string" office:string-value="m_BAT_IN/BAT_IN1/GND_IN/GND_IN1">
            <text:p>m_BAT_IN/BAT_IN1/GND_IN/GND_IN1</text:p>
          </table:table-cell>
          <table:table-cell table:number-columns-repeated="253"/>
        </table:table-row>
        <table:table-row table:style-name="ro1">
          <table:table-cell table:formula="of:=IF(([MAIN.A56]*[.$B$113])&gt;[MAIN.F56];([MAIN.A56]*[.$B$113]);[MAIN.F56])" office:value-type="float" office:value="3">
            <text:p>3</text:p>
          </table:table-cell>
          <table:table-cell table:formula="of:=[MAIN.E56]" office:value-type="string" office:string-value="SW1020CT-ND">
            <text:p>SW1020CT-ND</text:p>
          </table:table-cell>
          <table:table-cell table:formula="of:=CONCATENATE(&quot;m_&quot;;SUBSTITUTE([MAIN.D56];&quot;, &quot;;&quot;/&quot;))" office:value-type="string" office:string-value="m_U$6/U$7/U$14">
            <text:p>m_U$6/U$7/U$14</text:p>
          </table:table-cell>
          <table:table-cell table:number-columns-repeated="253"/>
        </table:table-row>
        <table:table-row table:style-name="ro1">
          <table:table-cell table:formula="of:=IF(([MAIN.A57]*[.$B$113])&gt;[MAIN.F57];([MAIN.A57]*[.$B$113]);[MAIN.F57])" office:value-type="float" office:value="1">
            <text:p>1</text:p>
          </table:table-cell>
          <table:table-cell table:formula="of:=[MAIN.E57]" office:value-type="string" office:string-value="SW1023CT-ND">
            <text:p>SW1023CT-ND</text:p>
          </table:table-cell>
          <table:table-cell table:formula="of:=CONCATENATE(&quot;m_&quot;;SUBSTITUTE([MAIN.D57];&quot;, &quot;;&quot;/&quot;))" office:value-type="string" office:string-value="m_U$3">
            <text:p>m_U$3</text:p>
          </table:table-cell>
          <table:table-cell table:number-columns-repeated="253"/>
        </table:table-row>
        <table:table-row table:style-name="ro1">
          <table:table-cell table:formula="of:=IF(([MAIN.A58]*[.$B$113])&gt;[MAIN.F58];([MAIN.A58]*[.$B$113]);[MAIN.F58])" office:value-type="float" office:value="2">
            <text:p>2</text:p>
          </table:table-cell>
          <table:table-cell table:formula="of:=[MAIN.E58]" office:value-type="string" office:string-value="296-21265-1-ND">
            <text:p>296-21265-1-ND</text:p>
          </table:table-cell>
          <table:table-cell table:formula="of:=CONCATENATE(&quot;m_&quot;;SUBSTITUTE([MAIN.D58];&quot;, &quot;;&quot;/&quot;))" office:value-type="string" office:string-value="m_U$12/U$13">
            <text:p>m_U$12/U$13</text:p>
          </table:table-cell>
          <table:table-cell table:number-columns-repeated="253"/>
        </table:table-row>
        <table:table-row table:style-name="ro1">
          <table:table-cell table:formula="of:=IF(([MAIN.A59]*[.$B$113])&gt;[MAIN.F59];([MAIN.A59]*[.$B$113]);[MAIN.F59])" office:value-type="float" office:value="1">
            <text:p>1</text:p>
          </table:table-cell>
          <table:table-cell table:formula="of:=[MAIN.E59]" office:value-type="string" office:string-value="296-21931-1-ND">
            <text:p>296-21931-1-ND</text:p>
          </table:table-cell>
          <table:table-cell table:formula="of:=CONCATENATE(&quot;m_&quot;;SUBSTITUTE([MAIN.D59];&quot;, &quot;;&quot;/&quot;))" office:value-type="string" office:string-value="m_U$8">
            <text:p>m_U$8</text:p>
          </table:table-cell>
          <table:table-cell table:number-columns-repeated="253"/>
        </table:table-row>
        <table:table-row table:style-name="ro1">
          <table:table-cell table:formula="of:=IF(([MAIN.A60]*[.$B$113])&gt;[MAIN.F60];([MAIN.A60]*[.$B$113]);[MAIN.F60])" office:value-type="float" office:value="1">
            <text:p>1</text:p>
          </table:table-cell>
          <table:table-cell table:formula="of:=[MAIN.E60]" office:value-type="string" office:string-value="24AA256-I/ST-ND">
            <text:p>24AA256-I/ST-ND</text:p>
          </table:table-cell>
          <table:table-cell table:formula="of:=CONCATENATE(&quot;m_&quot;;SUBSTITUTE([MAIN.D60];&quot;, &quot;;&quot;/&quot;))" office:value-type="string" office:string-value="m_IC1">
            <text:p>m_IC1</text:p>
          </table:table-cell>
          <table:table-cell table:number-columns-repeated="253"/>
        </table:table-row>
        <table:table-row table:style-name="ro1">
          <table:table-cell table:formula="of:=IF(([MAIN.A61]*[.$B$113])&gt;[MAIN.F61];([MAIN.A61]*[.$B$113]);[MAIN.F61])" office:value-type="float" office:value="0">
            <text:p>0</text:p>
          </table:table-cell>
          <table:table-cell table:formula="of:=[MAIN.E61]" office:value-type="float" office:value="0">
            <text:p>0</text:p>
          </table:table-cell>
          <table:table-cell table:formula="of:=CONCATENATE(&quot;m_&quot;;SUBSTITUTE([MAIN.D61];&quot;, &quot;;&quot;/&quot;))" office:value-type="string" office:string-value="m_">
            <text:p>m_</text:p>
          </table:table-cell>
          <table:table-cell table:number-columns-repeated="253"/>
        </table:table-row>
        <table:table-row table:style-name="ro1">
          <table:table-cell table:formula="of:=IF(([MAIN.A62]*[.$B$113])&gt;[MAIN.F62];([MAIN.A62]*[.$B$113]);[MAIN.F62])" office:value-type="float" office:value="0">
            <text:p>0</text:p>
          </table:table-cell>
          <table:table-cell table:formula="of:=[MAIN.E62]" office:value-type="float" office:value="0">
            <text:p>0</text:p>
          </table:table-cell>
          <table:table-cell table:formula="of:=CONCATENATE(&quot;m_&quot;;SUBSTITUTE([MAIN.D62];&quot;, &quot;;&quot;/&quot;))" office:value-type="string" office:string-value="m_">
            <text:p>m_</text:p>
          </table:table-cell>
          <table:table-cell table:number-columns-repeated="253"/>
        </table:table-row>
        <table:table-row table:style-name="ro1">
          <table:table-cell table:formula="of:=IF(([MAIN.A63]*[.$B$113])&gt;[MAIN.F63];([MAIN.A63]*[.$B$113]);[MAIN.F63])" office:value-type="float" office:value="0">
            <text:p>0</text:p>
          </table:table-cell>
          <table:table-cell table:formula="of:=[MAIN.E63]" office:value-type="float" office:value="0">
            <text:p>0</text:p>
          </table:table-cell>
          <table:table-cell table:formula="of:=CONCATENATE(&quot;m_&quot;;SUBSTITUTE([MAIN.D63];&quot;, &quot;;&quot;/&quot;))" office:value-type="string" office:string-value="m_">
            <text:p>m_</text:p>
          </table:table-cell>
          <table:table-cell table:number-columns-repeated="253"/>
        </table:table-row>
        <table:table-row table:style-name="ro1">
          <table:table-cell table:formula="of:=IF(([MAIN.A64]*[.$B$113])&gt;[MAIN.F64];([MAIN.A64]*[.$B$113]);[MAIN.F64])" office:value-type="float" office:value="0">
            <text:p>0</text:p>
          </table:table-cell>
          <table:table-cell table:formula="of:=[MAIN.E64]" office:value-type="float" office:value="0">
            <text:p>0</text:p>
          </table:table-cell>
          <table:table-cell table:formula="of:=CONCATENATE(&quot;m_&quot;;SUBSTITUTE([MAIN.D64];&quot;, &quot;;&quot;/&quot;))" office:value-type="string" office:string-value="m_">
            <text:p>m_</text:p>
          </table:table-cell>
          <table:table-cell table:number-columns-repeated="253"/>
        </table:table-row>
        <table:table-row table:style-name="ro1">
          <table:table-cell table:style-name="ce14" table:formula="of:=IF(([IMU.A2]*[.$B$113])&gt;[IMU.F2];([IMU.A2]*[.$B$113]);[IMU.F2])" office:value-type="float" office:value="10">
            <text:p>10</text:p>
          </table:table-cell>
          <table:table-cell table:style-name="ce14" table:formula="of:=[IMU.E2]" office:value-type="string" office:string-value="541-0.0GCT-ND">
            <text:p>541-0.0GCT-ND</text:p>
          </table:table-cell>
          <table:table-cell table:style-name="ce14" table:formula="of:=CONCATENATE(&quot;i_&quot;;SUBSTITUTE([IMU.D2];&quot;, &quot;;&quot;/&quot;))" office:value-type="string" office:string-value="i_R8/R9/R10/R15/xz_R1/yz_R5">
            <text:p>i_R8/R9/R10/R15/xz_R1/yz_R5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3]*[.$B$113])&gt;[IMU.F3];([IMU.A3]*[.$B$113]);[IMU.F3])" office:value-type="float" office:value="10">
            <text:p>10</text:p>
          </table:table-cell>
          <table:table-cell table:style-name="ce14" table:formula="of:=[IMU.E3]" office:value-type="string" office:string-value="490-4520-1-ND">
            <text:p>490-4520-1-ND</text:p>
          </table:table-cell>
          <table:table-cell table:style-name="ce14" table:formula="of:=CONCATENATE(&quot;i_&quot;;SUBSTITUTE([IMU.D3];&quot;, &quot;;&quot;/&quot;))" office:value-type="string" office:string-value="i_C22/C24">
            <text:p>i_C22/C24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4]*[.$B$113])&gt;[IMU.F4];([IMU.A4]*[.$B$113]);[IMU.F4])" office:value-type="float" office:value="10">
            <text:p>10</text:p>
          </table:table-cell>
          <table:table-cell table:style-name="ce14" table:formula="of:=[IMU.E4]" office:value-type="string" office:string-value="587-1442-1-ND">
            <text:p>587-1442-1-ND</text:p>
          </table:table-cell>
          <table:table-cell table:style-name="ce14" table:formula="of:=CONCATENATE(&quot;i_&quot;;SUBSTITUTE([IMU.D4];&quot;, &quot;;&quot;/&quot;))" office:value-type="string" office:string-value="i_C25/C26/C21">
            <text:p>i_C25/C26/C21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5]*[.$B$113])&gt;[IMU.F5];([IMU.A5]*[.$B$113]);[IMU.F5])" office:value-type="float" office:value="10">
            <text:p>10</text:p>
          </table:table-cell>
          <table:table-cell table:style-name="ce14" table:formula="of:=[IMU.E5]" office:value-type="string" office:string-value="541-4.70KHCT-ND">
            <text:p>541-4.70KHCT-ND</text:p>
          </table:table-cell>
          <table:table-cell table:style-name="ce14" table:formula="of:=CONCATENATE(&quot;i_&quot;;SUBSTITUTE([IMU.D5];&quot;, &quot;;&quot;/&quot;))" office:value-type="string" office:string-value="i_R16">
            <text:p>i_R16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6]*[.$B$113])&gt;[IMU.F6];([IMU.A6]*[.$B$113]);[IMU.F6])" office:value-type="float" office:value="10">
            <text:p>10</text:p>
          </table:table-cell>
          <table:table-cell table:style-name="ce14" table:formula="of:=[IMU.E6]" office:value-type="string" office:string-value="541-10.0KHCT-ND">
            <text:p>541-10.0KHCT-ND</text:p>
          </table:table-cell>
          <table:table-cell table:style-name="ce14" table:formula="of:=CONCATENATE(&quot;i_&quot;;SUBSTITUTE([IMU.D6];&quot;, &quot;;&quot;/&quot;))" office:value-type="string" office:string-value="i_R3/R5/R11">
            <text:p>i_R3/R5/R11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7]*[.$B$113])&gt;[IMU.F7];([IMU.A7]*[.$B$113]);[IMU.F7])" office:value-type="float" office:value="2">
            <text:p>2</text:p>
          </table:table-cell>
          <table:table-cell table:style-name="ce14" table:formula="of:=[IMU.E7]" office:value-type="string" office:string-value="PCC1750CT-ND">
            <text:p>PCC1750CT-ND</text:p>
          </table:table-cell>
          <table:table-cell table:style-name="ce14" table:formula="of:=CONCATENATE(&quot;i_&quot;;SUBSTITUTE([IMU.D7];&quot;, &quot;;&quot;/&quot;))" office:value-type="string" office:string-value="i_C4/C15">
            <text:p>i_C4/C15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8]*[.$B$113])&gt;[IMU.F8];([IMU.A8]*[.$B$113]);[IMU.F8])" office:value-type="float" office:value="10">
            <text:p>10</text:p>
          </table:table-cell>
          <table:table-cell table:style-name="ce14" table:formula="of:=[IMU.E8]" office:value-type="string" office:string-value="587-1442-1-ND">
            <text:p>587-1442-1-ND</text:p>
          </table:table-cell>
          <table:table-cell table:style-name="ce14" table:formula="of:=CONCATENATE(&quot;i_&quot;;SUBSTITUTE([IMU.D8];&quot;, &quot;;&quot;/&quot;))" office:value-type="string" office:string-value="i_C1/C16">
            <text:p>i_C1/C16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9]*[.$B$113])&gt;[IMU.F9];([IMU.A9]*[.$B$113]);[IMU.F9])" office:value-type="float" office:value="10">
            <text:p>10</text:p>
          </table:table-cell>
          <table:table-cell table:style-name="ce14" table:formula="of:=[IMU.E9]" office:value-type="string" office:string-value="541-12.0KHCT-ND">
            <text:p>541-12.0KHCT-ND</text:p>
          </table:table-cell>
          <table:table-cell table:style-name="ce14" table:formula="of:=CONCATENATE(&quot;i_&quot;;SUBSTITUTE([IMU.D9];&quot;, &quot;;&quot;/&quot;))" office:value-type="string" office:string-value="i_R6/R7/yz_R1/yz_R4">
            <text:p>i_R6/R7/yz_R1/yz_R4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10]*[.$B$113])&gt;[IMU.F10];([IMU.A10]*[.$B$113]);[IMU.F10])" office:value-type="float" office:value="10">
            <text:p>10</text:p>
          </table:table-cell>
          <table:table-cell table:style-name="ce14" table:formula="of:=[IMU.E10]" office:value-type="string" office:string-value="478-3722-1-ND">
            <text:p>478-3722-1-ND</text:p>
          </table:table-cell>
          <table:table-cell table:style-name="ce14" table:formula="of:=CONCATENATE(&quot;i_&quot;;SUBSTITUTE([IMU.D10];&quot;, &quot;;&quot;/&quot;))" office:value-type="string" office:string-value="i_C5/C8/C13/xz_C15/xz_C16/xz_C21/yz_C15/yz_C16/yz_C21">
            <text:p>i_C5/C8/C13/xz_C15/xz_C16/xz_C21/yz_C15/yz_C16/yz_C21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11]*[.$B$113])&gt;[IMU.F11];([IMU.A11]*[.$B$113]);[IMU.F11])" office:value-type="float" office:value="10">
            <text:p>10</text:p>
          </table:table-cell>
          <table:table-cell table:style-name="ce14" table:formula="of:=[IMU.E11]" office:value-type="string" office:string-value="541-39.0KHCT-ND">
            <text:p>541-39.0KHCT-ND</text:p>
          </table:table-cell>
          <table:table-cell table:style-name="ce14" table:formula="of:=CONCATENATE(&quot;i_&quot;;SUBSTITUTE([IMU.D11];&quot;, &quot;;&quot;/&quot;))" office:value-type="string" office:string-value="i_R4">
            <text:p>i_R4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12]*[.$B$113])&gt;[IMU.F12];([IMU.A12]*[.$B$113]);[IMU.F12])" office:value-type="float" office:value="10">
            <text:p>10</text:p>
          </table:table-cell>
          <table:table-cell table:style-name="ce14" table:formula="of:=[IMU.E12]" office:value-type="string" office:string-value="541-43.0HCT-ND">
            <text:p>541-43.0HCT-ND</text:p>
          </table:table-cell>
          <table:table-cell table:style-name="ce14" table:formula="of:=CONCATENATE(&quot;i_&quot;;SUBSTITUTE([IMU.D12];&quot;, &quot;;&quot;/&quot;))" office:value-type="string" office:string-value="i_R1/R2">
            <text:p>i_R1/R2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13]*[.$B$113])&gt;[IMU.F13];([IMU.A13]*[.$B$113]);[IMU.F13])" office:value-type="float" office:value="10">
            <text:p>10</text:p>
          </table:table-cell>
          <table:table-cell table:style-name="ce14" table:formula="of:=[IMU.E13]" office:value-type="string" office:string-value="478-3716-1-ND">
            <text:p>478-3716-1-ND</text:p>
          </table:table-cell>
          <table:table-cell table:style-name="ce14" table:formula="of:=CONCATENATE(&quot;i_&quot;;SUBSTITUTE([IMU.D13];&quot;, &quot;;&quot;/&quot;))" office:value-type="string" office:string-value="i_C12/xz_C20/yz_C20">
            <text:p>i_C12/xz_C20/yz_C20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14]*[.$B$113])&gt;[IMU.F14];([IMU.A14]*[.$B$113]);[IMU.F14])" office:value-type="float" office:value="25">
            <text:p>25</text:p>
          </table:table-cell>
          <table:table-cell table:style-name="ce14" table:formula="of:=[IMU.E14]" office:value-type="string" office:string-value="399-5089-1-ND">
            <text:p>399-5089-1-ND</text:p>
          </table:table-cell>
          <table:table-cell table:style-name="ce14" table:formula="of:=CONCATENATE(&quot;i_&quot;;SUBSTITUTE([IMU.D14];&quot;, &quot;;&quot;/&quot;))" office:value-type="string" office:string-value="i_C2/C3/C6/C7/C9/C10/C11/C14/C17/C18/C19/C20/C23/C33/C34/C27/xz_C17/xz_C18/xz_C19/yz_C17,yz_ C18,yz_ C19/yz_C23/yz_C33/yz_C34">
            <text:p>i_C2/C3/C6/C7/C9/C10/C11/C14/C17/C18/C19/C20/C23/C33/C34/C27/xz_C17/xz_C18/xz_C19/yz_C17,yz_ C18,yz_ C19/yz_C23/yz_C33/yz_C34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15]*[.$B$113])&gt;[IMU.F15];([IMU.A15]*[.$B$113]);[IMU.F15])" office:value-type="float" office:value="1">
            <text:p>1</text:p>
          </table:table-cell>
          <table:table-cell table:style-name="ce14" table:formula="of:=[IMU.E15]" office:value-type="string" office:string-value="WM7630CT-ND">
            <text:p>WM7630CT-ND</text:p>
          </table:table-cell>
          <table:table-cell table:style-name="ce14" table:formula="of:=CONCATENATE(&quot;i_&quot;;SUBSTITUTE([IMU.D15];&quot;, &quot;;&quot;/&quot;))" office:value-type="string" office:string-value="i_X1">
            <text:p>i_X1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16]*[.$B$113])&gt;[IMU.F16];([IMU.A16]*[.$B$113]);[IMU.F16])" office:value-type="float" office:value="1">
            <text:p>1</text:p>
          </table:table-cell>
          <table:table-cell table:style-name="ce14" table:formula="of:=[IMU.E16]" office:value-type="string" office:string-value="WM1741-ND">
            <text:p>WM1741-ND</text:p>
          </table:table-cell>
          <table:table-cell table:style-name="ce14" table:formula="of:=CONCATENATE(&quot;i_&quot;;SUBSTITUTE([IMU.D16];&quot;, &quot;;&quot;/&quot;))" office:value-type="string" office:string-value="i_X2">
            <text:p>i_X2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17]*[.$B$113])&gt;[IMU.F17];([IMU.A17]*[.$B$113]);[IMU.F17])" office:value-type="float" office:value="2">
            <text:p>2</text:p>
          </table:table-cell>
          <table:table-cell table:style-name="ce14" table:formula="of:=[IMU.E17]" office:value-type="string" office:string-value="ADXL320JCP-ND">
            <text:p>ADXL320JCP-ND</text:p>
          </table:table-cell>
          <table:table-cell table:style-name="ce14" table:formula="of:=CONCATENATE(&quot;i_&quot;;SUBSTITUTE([IMU.D17];&quot;, &quot;;&quot;/&quot;))" office:value-type="string" office:string-value="i_U$2/yz_U$2">
            <text:p>i_U$2/yz_U$2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18]*[.$B$113])&gt;[IMU.F18];([IMU.A18]*[.$B$113]);[IMU.F18])" office:value-type="float" office:value="3">
            <text:p>3</text:p>
          </table:table-cell>
          <table:table-cell table:style-name="ce14" table:formula="of:=[IMU.E18]" office:value-type="string" office:string-value="ADXRS610BBGZ-RLCT-ND">
            <text:p>ADXRS610BBGZ-RLCT-ND</text:p>
          </table:table-cell>
          <table:table-cell table:style-name="ce14" table:formula="of:=CONCATENATE(&quot;i_&quot;;SUBSTITUTE([IMU.D18];&quot;, &quot;;&quot;/&quot;))" office:value-type="string" office:string-value="i_GYRO_Z/GYRO_X/GYRO_Y">
            <text:p>i_GYRO_Z/GYRO_X/GYRO_Y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19]*[.$B$113])&gt;[IMU.F19];([IMU.A19]*[.$B$113]);[IMU.F19])" office:value-type="float" office:value="1">
            <text:p>1</text:p>
          </table:table-cell>
          <table:table-cell table:style-name="ce14" table:formula="of:=[IMU.E19]" office:value-type="string" office:string-value="N/A">
            <text:p>N/A</text:p>
          </table:table-cell>
          <table:table-cell table:style-name="ce14" table:formula="of:=CONCATENATE(&quot;i_&quot;;SUBSTITUTE([IMU.D19];&quot;, &quot;;&quot;/&quot;))" office:value-type="string" office:string-value="i_XZ_BOARD">
            <text:p>i_XZ_BOARD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20]*[.$B$113])&gt;[IMU.F20];([IMU.A20]*[.$B$113]);[IMU.F20])" office:value-type="float" office:value="1">
            <text:p>1</text:p>
          </table:table-cell>
          <table:table-cell table:style-name="ce14" table:formula="of:=[IMU.E20]" office:value-type="string" office:string-value="N/A">
            <text:p>N/A</text:p>
          </table:table-cell>
          <table:table-cell table:style-name="ce14" table:formula="of:=CONCATENATE(&quot;i_&quot;;SUBSTITUTE([IMU.D20];&quot;, &quot;;&quot;/&quot;))" office:value-type="string" office:string-value="i_YZ_BOARD">
            <text:p>i_YZ_BOARD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21]*[.$B$113])&gt;[IMU.F21];([IMU.A21]*[.$B$113]);[IMU.F21])" office:value-type="float" office:value="1">
            <text:p>1</text:p>
          </table:table-cell>
          <table:table-cell table:style-name="ce14" table:formula="of:=[IMU.E21]" office:value-type="string" office:string-value="LM3480IM3-3.3CT-ND">
            <text:p>LM3480IM3-3.3CT-ND</text:p>
          </table:table-cell>
          <table:table-cell table:style-name="ce14" table:formula="of:=CONCATENATE(&quot;i_&quot;;SUBSTITUTE([IMU.D21];&quot;, &quot;;&quot;/&quot;))" office:value-type="string" office:string-value="i_U$3">
            <text:p>i_U$3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22]*[.$B$113])&gt;[IMU.F22];([IMU.A22]*[.$B$113]);[IMU.F22])" office:value-type="float" office:value="1">
            <text:p>1</text:p>
          </table:table-cell>
          <table:table-cell table:style-name="ce14" table:formula="of:=[IMU.E22]" office:value-type="string" office:string-value="LM4132EMF-4.1CT-ND">
            <text:p>LM4132EMF-4.1CT-ND</text:p>
          </table:table-cell>
          <table:table-cell table:style-name="ce14" table:formula="of:=CONCATENATE(&quot;i_&quot;;SUBSTITUTE([IMU.D22];&quot;, &quot;;&quot;/&quot;))" office:value-type="string" office:string-value="i_U$1">
            <text:p>i_U$1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23]*[.$B$113])&gt;[IMU.F23];([IMU.A23]*[.$B$113]);[IMU.F23])" office:value-type="float" office:value="2">
            <text:p>2</text:p>
          </table:table-cell>
          <table:table-cell table:style-name="ce14" table:formula="of:=[IMU.E23]" office:value-type="string" office:string-value="LP2992AIM5-5.0CT-ND">
            <text:p>LP2992AIM5-5.0CT-ND</text:p>
          </table:table-cell>
          <table:table-cell table:style-name="ce14" table:formula="of:=CONCATENATE(&quot;i_&quot;;SUBSTITUTE([IMU.D23];&quot;, &quot;;&quot;/&quot;))" office:value-type="string" office:string-value="i_IC1/IC3">
            <text:p>i_IC1/IC3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24]*[.$B$113])&gt;[IMU.F24];([IMU.A24]*[.$B$113]);[IMU.F24])" office:value-type="float" office:value="1">
            <text:p>1</text:p>
          </table:table-cell>
          <table:table-cell table:style-name="ce14" table:formula="of:=[IMU.E24]" office:value-type="string" office:string-value="From Maxim">
            <text:p>From Maxim</text:p>
          </table:table-cell>
          <table:table-cell table:style-name="ce14" table:formula="of:=CONCATENATE(&quot;i_&quot;;SUBSTITUTE([IMU.D24];&quot;, &quot;;&quot;/&quot;))" office:value-type="string" office:string-value="i_ADC1">
            <text:p>i_ADC1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25]*[.$B$113])&gt;[IMU.F25];([IMU.A25]*[.$B$113]);[IMU.F25])" office:value-type="float" office:value="1">
            <text:p>1</text:p>
          </table:table-cell>
          <table:table-cell table:style-name="ce14" table:formula="of:=[IMU.E25]" office:value-type="string" office:string-value="From PNI">
            <text:p>From PNI</text:p>
          </table:table-cell>
          <table:table-cell table:style-name="ce14" table:formula="of:=CONCATENATE(&quot;i_&quot;;SUBSTITUTE([IMU.D25];&quot;, &quot;;&quot;/&quot;))" office:value-type="string" office:string-value="i_MAG">
            <text:p>i_MAG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26]*[.$B$113])&gt;[IMU.F26];([IMU.A26]*[.$B$113]);[IMU.F26])" office:value-type="float" office:value="1">
            <text:p>1</text:p>
          </table:table-cell>
          <table:table-cell table:style-name="ce14" table:formula="of:=[IMU.E26]" office:value-type="string" office:string-value="From PNI">
            <text:p>From PNI</text:p>
          </table:table-cell>
          <table:table-cell table:style-name="ce14" table:formula="of:=CONCATENATE(&quot;i_&quot;;SUBSTITUTE([IMU.D26];&quot;, &quot;;&quot;/&quot;))" office:value-type="string" office:string-value="i_SEN_XY">
            <text:p>i_SEN_XY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27]*[.$B$113])&gt;[IMU.F27];([IMU.A27]*[.$B$113]);[IMU.F27])" office:value-type="float" office:value="1">
            <text:p>1</text:p>
          </table:table-cell>
          <table:table-cell table:style-name="ce14" table:formula="of:=[IMU.E27]" office:value-type="string" office:string-value="25LC040A-I/ST-ND">
            <text:p>25LC040A-I/ST-ND</text:p>
          </table:table-cell>
          <table:table-cell table:style-name="ce14" table:formula="of:=CONCATENATE(&quot;i_&quot;;SUBSTITUTE([IMU.D27];&quot;, &quot;;&quot;/&quot;))" office:value-type="string" office:string-value="i_EEPROM">
            <text:p>i_EEPROM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28]*[.$B$113])&gt;[IMU.F28];([IMU.A28]*[.$B$113]);[IMU.F28])" office:value-type="float" office:value="0">
            <text:p>0</text:p>
          </table:table-cell>
          <table:table-cell table:style-name="ce14" table:formula="of:=[IMU.E28]" office:value-type="float" office:value="0">
            <text:p>0</text:p>
          </table:table-cell>
          <table:table-cell table:style-name="ce14" table:formula="of:=CONCATENATE(&quot;i_&quot;;SUBSTITUTE([IMU.D28];&quot;, &quot;;&quot;/&quot;))" office:value-type="string" office:string-value="i_">
            <text:p>i_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29]*[.$B$113])&gt;[IMU.F29];([IMU.A29]*[.$B$113]);[IMU.F29])" office:value-type="float" office:value="0">
            <text:p>0</text:p>
          </table:table-cell>
          <table:table-cell table:style-name="ce14" table:formula="of:=[IMU.E29]" office:value-type="float" office:value="0">
            <text:p>0</text:p>
          </table:table-cell>
          <table:table-cell table:style-name="ce14" table:formula="of:=CONCATENATE(&quot;i_&quot;;SUBSTITUTE([IMU.D29];&quot;, &quot;;&quot;/&quot;))" office:value-type="string" office:string-value="i_">
            <text:p>i_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30]*[.$B$113])&gt;[IMU.F30];([IMU.A30]*[.$B$113]);[IMU.F30])" office:value-type="float" office:value="0">
            <text:p>0</text:p>
          </table:table-cell>
          <table:table-cell table:style-name="ce14" table:formula="of:=[IMU.E30]" office:value-type="float" office:value="0">
            <text:p>0</text:p>
          </table:table-cell>
          <table:table-cell table:style-name="ce14" table:formula="of:=CONCATENATE(&quot;i_&quot;;SUBSTITUTE([IMU.D30];&quot;, &quot;;&quot;/&quot;))" office:value-type="string" office:string-value="i_">
            <text:p>i_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([IMU.A31]*[.$B$113])&gt;[IMU.F31];([IMU.A31]*[.$B$113]);[IMU.F31])" office:value-type="float" office:value="0">
            <text:p>0</text:p>
          </table:table-cell>
          <table:table-cell table:style-name="ce14" table:formula="of:=[IMU.E31]" office:value-type="float" office:value="0">
            <text:p>0</text:p>
          </table:table-cell>
          <table:table-cell table:style-name="ce14" table:formula="of:=CONCATENATE(&quot;i_&quot;;SUBSTITUTE([IMU.D31];&quot;, &quot;;&quot;/&quot;))" office:value-type="string" office:string-value="i_">
            <text:p>i_</text:p>
          </table:table-cell>
          <table:table-cell table:style-name="ce14" table:number-columns-repeated="253"/>
        </table:table-row>
        <table:table-row table:style-name="ro1">
          <table:table-cell table:style-name="ce15" table:formula="of:=IF(([GPS.A2]*[.$B$113])&gt;[GPS.F2];([GPS.A2]*[.$B$113]);[GPS.F2])" office:value-type="float" office:value="10">
            <text:p>10</text:p>
          </table:table-cell>
          <table:table-cell table:style-name="ce15" table:formula="of:=[GPS.E2]" office:value-type="string" office:string-value="541-150HCT-ND">
            <text:p>541-150HCT-ND</text:p>
          </table:table-cell>
          <table:table-cell table:style-name="ce15" table:formula="of:=CONCATENATE(&quot;g_&quot;;SUBSTITUTE([GPS.D2];&quot;, &quot;;&quot;/&quot;))" office:value-type="string" office:string-value="g_R1/R2/R3">
            <text:p>g_R1/R2/R3</text:p>
          </table:table-cell>
          <table:table-cell table:style-name="ce15" table:number-columns-repeated="253"/>
        </table:table-row>
        <table:table-row table:style-name="ro1">
          <table:table-cell table:style-name="ce15" table:formula="of:=IF(([GPS.A3]*[.$B$113])&gt;[GPS.F3];([GPS.A3]*[.$B$113]);[GPS.F3])" office:value-type="float" office:value="10">
            <text:p>10</text:p>
          </table:table-cell>
          <table:table-cell table:style-name="ce15" table:formula="of:=[GPS.E3]" office:value-type="string" office:string-value="541-0.0GCT-ND">
            <text:p>541-0.0GCT-ND</text:p>
          </table:table-cell>
          <table:table-cell table:style-name="ce15" table:formula="of:=CONCATENATE(&quot;g_&quot;;SUBSTITUTE([GPS.D3];&quot;, &quot;;&quot;/&quot;))" office:value-type="string" office:string-value="g_R4/R5">
            <text:p>g_R4/R5</text:p>
          </table:table-cell>
          <table:table-cell table:style-name="ce15" table:number-columns-repeated="253"/>
        </table:table-row>
        <table:table-row table:style-name="ro1">
          <table:table-cell table:style-name="ce15" table:formula="of:=IF(([GPS.A4]*[.$B$113])&gt;[GPS.F4];([GPS.A4]*[.$B$113]);[GPS.F4])" office:value-type="float" office:value="2">
            <text:p>2</text:p>
          </table:table-cell>
          <table:table-cell table:style-name="ce15" table:formula="of:=[GPS.E4]" office:value-type="string" office:string-value="495-2242-1-ND">
            <text:p>495-2242-1-ND</text:p>
          </table:table-cell>
          <table:table-cell table:style-name="ce15" table:formula="of:=CONCATENATE(&quot;g_&quot;;SUBSTITUTE([GPS.D4];&quot;, &quot;;&quot;/&quot;))" office:value-type="string" office:string-value="g_C1/C3">
            <text:p>g_C1/C3</text:p>
          </table:table-cell>
          <table:table-cell table:style-name="ce15" table:number-columns-repeated="253"/>
        </table:table-row>
        <table:table-row table:style-name="ro1">
          <table:table-cell table:style-name="ce15" table:formula="of:=IF(([GPS.A5]*[.$B$113])&gt;[GPS.F5];([GPS.A5]*[.$B$113]);[GPS.F5])" office:value-type="float" office:value="10">
            <text:p>10</text:p>
          </table:table-cell>
          <table:table-cell table:style-name="ce15" table:formula="of:=[GPS.E5]" office:value-type="string" office:string-value="399-5089-1-ND">
            <text:p>399-5089-1-ND</text:p>
          </table:table-cell>
          <table:table-cell table:style-name="ce15" table:formula="of:=CONCATENATE(&quot;g_&quot;;SUBSTITUTE([GPS.D5];&quot;, &quot;;&quot;/&quot;))" office:value-type="string" office:string-value="g_C2/C4/C6">
            <text:p>g_C2/C4/C6</text:p>
          </table:table-cell>
          <table:table-cell table:style-name="ce15" table:number-columns-repeated="253"/>
        </table:table-row>
        <table:table-row table:style-name="ro1">
          <table:table-cell table:style-name="ce15" table:formula="of:=IF(([GPS.A6]*[.$B$113])&gt;[GPS.F6];([GPS.A6]*[.$B$113]);[GPS.F6])" office:value-type="float" office:value="10">
            <text:p>10</text:p>
          </table:table-cell>
          <table:table-cell table:style-name="ce15" table:formula="of:=[GPS.E6]" office:value-type="string" office:string-value="311-1078-1-ND">
            <text:p>311-1078-1-ND</text:p>
          </table:table-cell>
          <table:table-cell table:style-name="ce15" table:formula="of:=CONCATENATE(&quot;g_&quot;;SUBSTITUTE([GPS.D6];&quot;, &quot;;&quot;/&quot;))" office:value-type="string" office:string-value="g_C5">
            <text:p>g_C5</text:p>
          </table:table-cell>
          <table:table-cell table:style-name="ce15" table:number-columns-repeated="253"/>
        </table:table-row>
        <table:table-row table:style-name="ro1">
          <table:table-cell table:style-name="ce15" table:formula="of:=IF(([GPS.A7]*[.$B$113])&gt;[GPS.F7];([GPS.A7]*[.$B$113]);[GPS.F7])" office:value-type="float" office:value="1">
            <text:p>1</text:p>
          </table:table-cell>
          <table:table-cell table:style-name="ce15" table:formula="of:=[GPS.E7]" office:value-type="string" office:string-value="WM1737-ND">
            <text:p>WM1737-ND</text:p>
          </table:table-cell>
          <table:table-cell table:style-name="ce15" table:formula="of:=CONCATENATE(&quot;g_&quot;;SUBSTITUTE([GPS.D7];&quot;, &quot;;&quot;/&quot;))" office:value-type="string" office:string-value="g_X1">
            <text:p>g_X1</text:p>
          </table:table-cell>
          <table:table-cell table:style-name="ce15" table:number-columns-repeated="253"/>
        </table:table-row>
        <table:table-row table:style-name="ro1">
          <table:table-cell table:style-name="ce15" table:formula="of:=IF(([GPS.A8]*[.$B$113])&gt;[GPS.F8];([GPS.A8]*[.$B$113]);[GPS.F8])" office:value-type="float" office:value="1">
            <text:p>1</text:p>
          </table:table-cell>
          <table:table-cell table:style-name="ce15" table:formula="of:=[GPS.E8]" office:value-type="string" office:string-value="568-3412-1-ND ">
            <text:p>568-3412-1-ND </text:p>
          </table:table-cell>
          <table:table-cell table:style-name="ce15" table:formula="of:=CONCATENATE(&quot;g_&quot;;SUBSTITUTE([GPS.D8];&quot;, &quot;;&quot;/&quot;))" office:value-type="string" office:string-value="g_D1">
            <text:p>g_D1</text:p>
          </table:table-cell>
          <table:table-cell table:style-name="ce15" table:number-columns-repeated="253"/>
        </table:table-row>
        <table:table-row table:style-name="ro1">
          <table:table-cell table:style-name="ce15" table:formula="of:=IF(([GPS.A9]*[.$B$113])&gt;[GPS.F9];([GPS.A9]*[.$B$113]);[GPS.F9])" office:value-type="float" office:value="1">
            <text:p>1</text:p>
          </table:table-cell>
          <table:table-cell table:style-name="ce15" table:formula="of:=[GPS.E9]" office:value-type="string" office:string-value="N/A">
            <text:p>N/A</text:p>
          </table:table-cell>
          <table:table-cell table:style-name="ce15" table:formula="of:=CONCATENATE(&quot;g_&quot;;SUBSTITUTE([GPS.D9];&quot;, &quot;;&quot;/&quot;))" office:value-type="string" office:string-value="g_~NUDEV~1">
            <text:p>g_~NUDEV~1</text:p>
          </table:table-cell>
          <table:table-cell table:style-name="ce15" table:number-columns-repeated="253"/>
        </table:table-row>
        <table:table-row table:style-name="ro1">
          <table:table-cell table:style-name="ce15" table:formula="of:=IF(([GPS.A10]*[.$B$113])&gt;[GPS.F10];([GPS.A10]*[.$B$113]);[GPS.F10])" office:value-type="float" office:value="1">
            <text:p>1</text:p>
          </table:table-cell>
          <table:table-cell table:style-name="ce15" table:formula="of:=[GPS.E10]" office:value-type="string" office:string-value="N/A">
            <text:p>N/A</text:p>
          </table:table-cell>
          <table:table-cell table:style-name="ce15" table:formula="of:=CONCATENATE(&quot;g_&quot;;SUBSTITUTE([GPS.D10];&quot;, &quot;;&quot;/&quot;))" office:value-type="string" office:string-value="g_ANT">
            <text:p>g_ANT</text:p>
          </table:table-cell>
          <table:table-cell table:style-name="ce15" table:number-columns-repeated="253"/>
        </table:table-row>
        <table:table-row table:style-name="ro1">
          <table:table-cell table:style-name="ce15" table:formula="of:=IF(([GPS.A11]*[.$B$113])&gt;[GPS.F11];([GPS.A11]*[.$B$113]);[GPS.F11])" office:value-type="float" office:value="1">
            <text:p>1</text:p>
          </table:table-cell>
          <table:table-cell table:style-name="ce15" table:formula="of:=[GPS.E11]" office:value-type="string" office:string-value="???">
            <text:p>???</text:p>
          </table:table-cell>
          <table:table-cell table:style-name="ce15" table:formula="of:=CONCATENATE(&quot;g_&quot;;SUBSTITUTE([GPS.D11];&quot;, &quot;;&quot;/&quot;))" office:value-type="string" office:string-value="g_GPS">
            <text:p>g_GPS</text:p>
          </table:table-cell>
          <table:table-cell table:style-name="ce15" table:number-columns-repeated="253"/>
        </table:table-row>
        <table:table-row table:style-name="ro1">
          <table:table-cell table:style-name="ce15" table:formula="of:=IF(([GPS.A12]*[.$B$113])&gt;[GPS.F12];([GPS.A12]*[.$B$113]);[GPS.F12])" office:value-type="float" office:value="1">
            <text:p>1</text:p>
          </table:table-cell>
          <table:table-cell table:style-name="ce15" table:formula="of:=[GPS.E12]" office:value-type="string" office:string-value="576-1273-ND">
            <text:p>576-1273-ND</text:p>
          </table:table-cell>
          <table:table-cell table:style-name="ce15" table:formula="of:=CONCATENATE(&quot;g_&quot;;SUBSTITUTE([GPS.D12];&quot;, &quot;;&quot;/&quot;))" office:value-type="string" office:string-value="g_VREG1">
            <text:p>g_VREG1</text:p>
          </table:table-cell>
          <table:table-cell table:style-name="ce15" table:number-columns-repeated="253"/>
        </table:table-row>
        <table:table-row table:style-name="ro1">
          <table:table-cell table:style-name="ce15" table:formula="of:=IF(([GPS.A13]*[.$B$113])&gt;[GPS.F13];([GPS.A13]*[.$B$113]);[GPS.F13])" office:value-type="float" office:value="1">
            <text:p>1</text:p>
          </table:table-cell>
          <table:table-cell table:style-name="ce15" table:formula="of:=[GPS.E13]" office:value-type="string" office:string-value="P14163CT-ND">
            <text:p>P14163CT-ND</text:p>
          </table:table-cell>
          <table:table-cell table:style-name="ce15" table:formula="of:=CONCATENATE(&quot;g_&quot;;SUBSTITUTE([GPS.D13];&quot;, &quot;;&quot;/&quot;))" office:value-type="string" office:string-value="g_C7">
            <text:p>g_C7</text:p>
          </table:table-cell>
          <table:table-cell table:style-name="ce15" table:number-columns-repeated="253"/>
        </table:table-row>
        <table:table-row table:style-name="ro1">
          <table:table-cell table:style-name="ce15" table:formula="of:=IF(([GPS.A14]*[.$B$113])&gt;[GPS.F14];([GPS.A14]*[.$B$113]);[GPS.F14])" office:value-type="float" office:value="0">
            <text:p>0</text:p>
          </table:table-cell>
          <table:table-cell table:style-name="ce15" table:formula="of:=[GPS.E14]" office:value-type="float" office:value="0">
            <text:p>0</text:p>
          </table:table-cell>
          <table:table-cell table:style-name="ce15" table:formula="of:=CONCATENATE(&quot;g_&quot;;SUBSTITUTE([GPS.D14];&quot;, &quot;;&quot;/&quot;))" office:value-type="string" office:string-value="g_">
            <text:p>g_</text:p>
          </table:table-cell>
          <table:table-cell table:style-name="ce15" table:number-columns-repeated="253"/>
        </table:table-row>
        <table:table-row table:style-name="ro1">
          <table:table-cell table:style-name="ce15" table:formula="of:=IF(([GPS.A15]*[.$B$113])&gt;[GPS.F15];([GPS.A15]*[.$B$113]);[GPS.F15])" office:value-type="float" office:value="0">
            <text:p>0</text:p>
          </table:table-cell>
          <table:table-cell table:style-name="ce15" table:formula="of:=[GPS.E15]" office:value-type="float" office:value="0">
            <text:p>0</text:p>
          </table:table-cell>
          <table:table-cell table:style-name="ce15" table:formula="of:=CONCATENATE(&quot;g_&quot;;SUBSTITUTE([GPS.D15];&quot;, &quot;;&quot;/&quot;))" office:value-type="string" office:string-value="g_">
            <text:p>g_</text:p>
          </table:table-cell>
          <table:table-cell table:style-name="ce15" table:number-columns-repeated="253"/>
        </table:table-row>
        <table:table-row table:style-name="ro1">
          <table:table-cell table:style-name="ce15" table:formula="of:=IF(([GPS.A16]*[.$B$113])&gt;[GPS.F16];([GPS.A16]*[.$B$113]);[GPS.F16])" office:value-type="float" office:value="0">
            <text:p>0</text:p>
          </table:table-cell>
          <table:table-cell table:style-name="ce15" table:formula="of:=[GPS.E16]" office:value-type="float" office:value="0">
            <text:p>0</text:p>
          </table:table-cell>
          <table:table-cell table:style-name="ce15" table:formula="of:=CONCATENATE(&quot;g_&quot;;SUBSTITUTE([GPS.D16];&quot;, &quot;;&quot;/&quot;))" office:value-type="string" office:string-value="g_">
            <text:p>g_</text:p>
          </table:table-cell>
          <table:table-cell table:style-name="ce15" table:number-columns-repeated="253"/>
        </table:table-row>
        <table:table-row table:style-name="ro1">
          <table:table-cell table:style-name="ce15" table:formula="of:=IF(([GPS.A17]*[.$B$113])&gt;[GPS.F17];([GPS.A17]*[.$B$113]);[GPS.F17])" office:value-type="float" office:value="0">
            <text:p>0</text:p>
          </table:table-cell>
          <table:table-cell table:style-name="ce15" table:formula="of:=[GPS.E17]" office:value-type="float" office:value="0">
            <text:p>0</text:p>
          </table:table-cell>
          <table:table-cell table:style-name="ce15" table:formula="of:=CONCATENATE(&quot;g_&quot;;SUBSTITUTE([GPS.D17];&quot;, &quot;;&quot;/&quot;))" office:value-type="string" office:string-value="g_">
            <text:p>g_</text:p>
          </table:table-cell>
          <table:table-cell table:style-name="ce15" table:number-columns-repeated="253"/>
        </table:table-row>
        <table:table-row table:style-name="ro1" table:number-rows-repeated="2">
          <table:table-cell table:style-name="Default" table:number-columns-repeated="256"/>
        </table:table-row>
        <table:table-row table:style-name="ro1">
          <table:table-cell table:style-name="ce16" office:value-type="string">
            <text:p>MULTIPLE</text:p>
          </table:table-cell>
          <table:table-cell table:style-name="ce16" office:value-type="float" office:value="1">
            <text:p>1</text:p>
          </table:table-cell>
          <table:table-cell table:style-name="Default" table:number-columns-repeated="254"/>
        </table:table-row>
        <table:table-row table:style-name="ro1">
          <table:table-cell table:style-name="Default" office:value-type="string">
            <text:p>NUM PARTS</text:p>
          </table:table-cell>
          <table:table-cell table:style-name="Default" table:formula="of:=SUM([.A2:.A110])" office:value-type="float" office:value="507">
            <text:p>507</text:p>
          </table:table-cell>
          <table:table-cell table:style-name="Default" table:number-columns-repeated="254"/>
        </table:table-row>
      </table:table>
      <table:table table:name="DIGIKEY_BOM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number-columns-repeated="2" table:default-cell-style-name="Default"/>
        <table:table-column table:style-name="co25" table:default-cell-style-name="Default"/>
        <table:table-row table:style-name="ro1">
          <table:table-cell office:value-type="string">
            <text:p>Digi-Key Part Number</text:p>
          </table:table-cell>
          <table:table-cell office:value-type="string">
            <text:p>Manufacturer</text:p>
          </table:table-cell>
          <table:table-cell office:value-type="string">
            <text:p>Manufacturer Part Number</text:p>
          </table:table-cell>
          <table:table-cell office:value-type="string">
            <text:p>Customer Reference</text:p>
          </table:table-cell>
          <table:table-cell office:value-type="string">
            <text:p>Quantity 1</text:p>
          </table:table-cell>
          <table:table-cell office:value-type="string">
            <text:p>Quantity 2</text:p>
          </table:table-cell>
          <table:table-cell office:value-type="string">
            <text:p>Quantity 3</text:p>
          </table:table-cell>
          <table:table-cell/>
        </table:table-row>
        <table:table-row table:style-name="ro1">
          <table:table-cell table:formula="of:=[COMBINED.B2]" office:value-type="string" office:string-value="541-1.50KHCT-ND">
            <text:p>541-1.50KHCT-ND</text:p>
          </table:table-cell>
          <table:table-cell table:number-columns-repeated="2"/>
          <table:table-cell table:formula="of:=[COMBINED.C2]" office:value-type="string" office:string-value="m_R19">
            <text:p>m_R19</text:p>
          </table:table-cell>
          <table:table-cell table:formula="of:=[COMBINED.A2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3]" office:value-type="string" office:string-value="399-3121-1-ND">
            <text:p>399-3121-1-ND</text:p>
          </table:table-cell>
          <table:table-cell table:number-columns-repeated="2"/>
          <table:table-cell table:formula="of:=[COMBINED.C3]" office:value-type="string" office:string-value="m_C24/C34">
            <text:p>m_C24/C34</text:p>
          </table:table-cell>
          <table:table-cell table:formula="of:=[COMBINED.A3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4]" office:value-type="string" office:string-value="541-1.80KHCT-ND">
            <text:p>541-1.80KHCT-ND</text:p>
          </table:table-cell>
          <table:table-cell table:number-columns-repeated="2"/>
          <table:table-cell table:formula="of:=[COMBINED.C4]" office:value-type="string" office:string-value="m_R9">
            <text:p>m_R9</text:p>
          </table:table-cell>
          <table:table-cell table:formula="of:=[COMBINED.A4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5]" office:value-type="string" office:string-value="541-1.00KHCT-ND">
            <text:p>541-1.00KHCT-ND</text:p>
          </table:table-cell>
          <table:table-cell table:number-columns-repeated="2"/>
          <table:table-cell table:formula="of:=[COMBINED.C5]" office:value-type="string" office:string-value="m_R2/R4/R13/R15/R16/R22">
            <text:p>m_R2/R4/R13/R15/R16/R22</text:p>
          </table:table-cell>
          <table:table-cell table:formula="of:=[COMBINED.A5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6]" office:value-type="string" office:string-value="490-4520-1-ND">
            <text:p>490-4520-1-ND</text:p>
          </table:table-cell>
          <table:table-cell table:number-columns-repeated="2"/>
          <table:table-cell table:formula="of:=[COMBINED.C6]" office:value-type="string" office:string-value="m_C16">
            <text:p>m_C16</text:p>
          </table:table-cell>
          <table:table-cell table:formula="of:=[COMBINED.A6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7]" office:value-type="string" office:string-value="541-3.30KHCT-ND">
            <text:p>541-3.30KHCT-ND</text:p>
          </table:table-cell>
          <table:table-cell table:number-columns-repeated="2"/>
          <table:table-cell table:formula="of:=[COMBINED.C7]" office:value-type="string" office:string-value="m_R8">
            <text:p>m_R8</text:p>
          </table:table-cell>
          <table:table-cell table:formula="of:=[COMBINED.A7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8]" office:value-type="string" office:string-value="541-3.90KHCT-ND">
            <text:p>541-3.90KHCT-ND</text:p>
          </table:table-cell>
          <table:table-cell table:number-columns-repeated="2"/>
          <table:table-cell table:formula="of:=[COMBINED.C8]" office:value-type="string" office:string-value="m_R3">
            <text:p>m_R3</text:p>
          </table:table-cell>
          <table:table-cell table:formula="of:=[COMBINED.A8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9]" office:value-type="string" office:string-value="541-0.0GCT-ND">
            <text:p>541-0.0GCT-ND</text:p>
          </table:table-cell>
          <table:table-cell table:number-columns-repeated="2"/>
          <table:table-cell table:formula="of:=[COMBINED.C9]" office:value-type="string" office:string-value="m_R24/R26/R27/R31/R32/R48/R41/R42">
            <text:p>m_R24/R26/R27/R31/R32/R48/R41/R42</text:p>
          </table:table-cell>
          <table:table-cell table:formula="of:=[COMBINED.A9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10]" office:value-type="string" office:string-value="541-4.70KHCT-ND">
            <text:p>541-4.70KHCT-ND</text:p>
          </table:table-cell>
          <table:table-cell table:number-columns-repeated="2"/>
          <table:table-cell table:formula="of:=[COMBINED.C10]" office:value-type="string" office:string-value="m_R1/R28/R29/R33/R34/R45/R46/R43/R44">
            <text:p>m_R1/R28/R29/R33/R34/R45/R46/R43/R44</text:p>
          </table:table-cell>
          <table:table-cell table:formula="of:=[COMBINED.A10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11]" office:value-type="string" office:string-value="587-1442-1-ND">
            <text:p>587-1442-1-ND</text:p>
          </table:table-cell>
          <table:table-cell table:number-columns-repeated="2"/>
          <table:table-cell table:formula="of:=[COMBINED.C11]" office:value-type="string" office:string-value="m_C18">
            <text:p>m_C18</text:p>
          </table:table-cell>
          <table:table-cell table:formula="of:=[COMBINED.A11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12]" office:value-type="string" office:string-value="541-10.0KHCT-ND">
            <text:p>541-10.0KHCT-ND</text:p>
          </table:table-cell>
          <table:table-cell table:number-columns-repeated="2"/>
          <table:table-cell table:formula="of:=[COMBINED.C12]" office:value-type="string" office:string-value="m_R7/R35/R36/R37">
            <text:p>m_R7/R35/R36/R37</text:p>
          </table:table-cell>
          <table:table-cell table:formula="of:=[COMBINED.A12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13]" office:value-type="string" office:string-value="PCC1750CT-ND">
            <text:p>PCC1750CT-ND</text:p>
          </table:table-cell>
          <table:table-cell table:number-columns-repeated="2"/>
          <table:table-cell table:formula="of:=[COMBINED.C13]" office:value-type="string" office:string-value="m_C19">
            <text:p>m_C19</text:p>
          </table:table-cell>
          <table:table-cell table:formula="of:=[COMBINED.A13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14]" office:value-type="string" office:string-value="541-680HCT-ND">
            <text:p>541-680HCT-ND</text:p>
          </table:table-cell>
          <table:table-cell table:number-columns-repeated="2"/>
          <table:table-cell table:formula="of:=[COMBINED.C14]" office:value-type="string" office:string-value="m_R21">
            <text:p>m_R21</text:p>
          </table:table-cell>
          <table:table-cell table:formula="of:=[COMBINED.A14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15]" office:value-type="string" office:string-value="541-560HCT-ND">
            <text:p>541-560HCT-ND</text:p>
          </table:table-cell>
          <table:table-cell table:number-columns-repeated="2"/>
          <table:table-cell table:formula="of:=[COMBINED.C15]" office:value-type="string" office:string-value="m_R20">
            <text:p>m_R20</text:p>
          </table:table-cell>
          <table:table-cell table:formula="of:=[COMBINED.A15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16]" office:value-type="string" office:string-value="541-27.0KHCT-ND">
            <text:p>541-27.0KHCT-ND</text:p>
          </table:table-cell>
          <table:table-cell table:number-columns-repeated="2"/>
          <table:table-cell table:formula="of:=[COMBINED.C16]" office:value-type="string" office:string-value="m_R10">
            <text:p>m_R10</text:p>
          </table:table-cell>
          <table:table-cell table:formula="of:=[COMBINED.A16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17]" office:value-type="string" office:string-value="399-1052-1-ND">
            <text:p>399-1052-1-ND</text:p>
          </table:table-cell>
          <table:table-cell table:number-columns-repeated="2"/>
          <table:table-cell table:formula="of:=[COMBINED.C17]" office:value-type="string" office:string-value="m_C7/C8/C28/C29">
            <text:p>m_C7/C8/C28/C29</text:p>
          </table:table-cell>
          <table:table-cell table:formula="of:=[COMBINED.A17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18]" office:value-type="string" office:string-value="718-1304-1-ND">
            <text:p>718-1304-1-ND</text:p>
          </table:table-cell>
          <table:table-cell table:number-columns-repeated="2"/>
          <table:table-cell table:formula="of:=[COMBINED.C18]" office:value-type="string" office:string-value="m_C17">
            <text:p>m_C17</text:p>
          </table:table-cell>
          <table:table-cell table:formula="of:=[COMBINED.A18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19]" office:value-type="string" office:string-value="541-33.0HCT-ND">
            <text:p>541-33.0HCT-ND</text:p>
          </table:table-cell>
          <table:table-cell table:number-columns-repeated="2"/>
          <table:table-cell table:formula="of:=[COMBINED.C19]" office:value-type="string" office:string-value="m_R17/R18">
            <text:p>m_R17/R18</text:p>
          </table:table-cell>
          <table:table-cell table:formula="of:=[COMBINED.A19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20]" office:value-type="string" office:string-value="587-1125-1-ND">
            <text:p>587-1125-1-ND</text:p>
          </table:table-cell>
          <table:table-cell table:number-columns-repeated="2"/>
          <table:table-cell table:formula="of:=[COMBINED.C20]" office:value-type="string" office:string-value="m_C25">
            <text:p>m_C25</text:p>
          </table:table-cell>
          <table:table-cell table:formula="of:=[COMBINED.A20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21]" office:value-type="string" office:string-value="399-4719-1-ND">
            <text:p>399-4719-1-ND</text:p>
          </table:table-cell>
          <table:table-cell table:number-columns-repeated="2"/>
          <table:table-cell table:formula="of:=[COMBINED.C21]" office:value-type="string" office:string-value="m_C6/C38/C40">
            <text:p>m_C6/C38/C40</text:p>
          </table:table-cell>
          <table:table-cell table:formula="of:=[COMBINED.A21]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22]" office:value-type="string" office:string-value="541-100HCT-ND">
            <text:p>541-100HCT-ND</text:p>
          </table:table-cell>
          <table:table-cell table:number-columns-repeated="2"/>
          <table:table-cell table:formula="of:=[COMBINED.C22]" office:value-type="string" office:string-value="m_R12/R23">
            <text:p>m_R12/R23</text:p>
          </table:table-cell>
          <table:table-cell table:formula="of:=[COMBINED.A22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23]" office:value-type="string" office:string-value="399-5089-1-ND">
            <text:p>399-5089-1-ND</text:p>
          </table:table-cell>
          <table:table-cell table:number-columns-repeated="2"/>
          <table:table-cell table:formula="of:=[COMBINED.C23]" office:value-type="string" office:string-value="m_C2/C4/C5/C9/C10/C11/C12/C13/C14/C15/C20/C21/C22/C23/C26/C27/C30/C33/C35/C36/C37/C39">
            <text:p>m_C2/C4/C5/C9/C10/C11/C12/C13/C14/C15/C20/C21/C22/C23/C26/C27/C30/C33/C35/C36/C37/C39</text:p>
          </table:table-cell>
          <table:table-cell table:formula="of:=[COMBINED.A23]"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24]" office:value-type="string" office:string-value="478-1724-1-ND">
            <text:p>478-1724-1-ND</text:p>
          </table:table-cell>
          <table:table-cell table:number-columns-repeated="2"/>
          <table:table-cell table:formula="of:=[COMBINED.C24]" office:value-type="string" office:string-value="m_C1">
            <text:p>m_C1</text:p>
          </table:table-cell>
          <table:table-cell table:formula="of:=[COMBINED.A24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25]" office:value-type="string" office:string-value="541-120KHCT-ND">
            <text:p>541-120KHCT-ND</text:p>
          </table:table-cell>
          <table:table-cell table:number-columns-repeated="2"/>
          <table:table-cell table:formula="of:=[COMBINED.C25]" office:value-type="string" office:string-value="m_R11">
            <text:p>m_R11</text:p>
          </table:table-cell>
          <table:table-cell table:formula="of:=[COMBINED.A25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26]" office:value-type="string" office:string-value="P200KHCT-ND">
            <text:p>P200KHCT-ND</text:p>
          </table:table-cell>
          <table:table-cell table:number-columns-repeated="2"/>
          <table:table-cell table:formula="of:=[COMBINED.C26]" office:value-type="string" office:string-value="m_R25/R30/R47">
            <text:p>m_R25/R30/R47</text:p>
          </table:table-cell>
          <table:table-cell table:formula="of:=[COMBINED.A26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27]" office:value-type="string" office:string-value="478-3929-1-ND">
            <text:p>478-3929-1-ND</text:p>
          </table:table-cell>
          <table:table-cell table:number-columns-repeated="2"/>
          <table:table-cell table:formula="of:=[COMBINED.C27]" office:value-type="string" office:string-value="m_C3">
            <text:p>m_C3</text:p>
          </table:table-cell>
          <table:table-cell table:formula="of:=[COMBINED.A2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28]" office:value-type="string" office:string-value="541-348HCT-ND">
            <text:p>541-348HCT-ND</text:p>
          </table:table-cell>
          <table:table-cell table:number-columns-repeated="2"/>
          <table:table-cell table:formula="of:=[COMBINED.C28]" office:value-type="string" office:string-value="m_R14">
            <text:p>m_R14</text:p>
          </table:table-cell>
          <table:table-cell table:formula="of:=[COMBINED.A28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29]" office:value-type="string" office:string-value="541-390HCT-ND">
            <text:p>541-390HCT-ND</text:p>
          </table:table-cell>
          <table:table-cell table:number-columns-repeated="2"/>
          <table:table-cell table:formula="of:=[COMBINED.C29]" office:value-type="string" office:string-value="m_R5">
            <text:p>m_R5</text:p>
          </table:table-cell>
          <table:table-cell table:formula="of:=[COMBINED.A29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30]" office:value-type="string" office:string-value="541-12.0KHCT-ND">
            <text:p>541-12.0KHCT-ND</text:p>
          </table:table-cell>
          <table:table-cell table:number-columns-repeated="2"/>
          <table:table-cell table:formula="of:=[COMBINED.C30]" office:value-type="string" office:string-value="m_R6">
            <text:p>m_R6</text:p>
          </table:table-cell>
          <table:table-cell table:formula="of:=[COMBINED.A30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31]" office:value-type="string" office:string-value="WM1741-ND">
            <text:p>WM1741-ND</text:p>
          </table:table-cell>
          <table:table-cell table:number-columns-repeated="2"/>
          <table:table-cell table:formula="of:=[COMBINED.C31]" office:value-type="string" office:string-value="m_IMU">
            <text:p>m_IMU</text:p>
          </table:table-cell>
          <table:table-cell table:formula="of:=[COMBINED.A31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32]" office:value-type="string" office:string-value="WM7620CT-ND">
            <text:p>WM7620CT-ND</text:p>
          </table:table-cell>
          <table:table-cell table:number-columns-repeated="2"/>
          <table:table-cell table:formula="of:=[COMBINED.C32]" office:value-type="string" office:string-value="m_MC2/MC3/MC_1/MC_4/PS">
            <text:p>m_MC2/MC3/MC_1/MC_4/PS</text:p>
          </table:table-cell>
          <table:table-cell table:formula="of:=[COMBINED.A32]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33]" office:value-type="string" office:string-value="WM7621CT-ND">
            <text:p>WM7621CT-ND</text:p>
          </table:table-cell>
          <table:table-cell table:number-columns-repeated="2"/>
          <table:table-cell table:formula="of:=[COMBINED.C33]" office:value-type="string" office:string-value="m_RC">
            <text:p>m_RC</text:p>
          </table:table-cell>
          <table:table-cell table:formula="of:=[COMBINED.A33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34]" office:value-type="string" office:string-value="WM7623CT-ND">
            <text:p>WM7623CT-ND</text:p>
          </table:table-cell>
          <table:table-cell table:number-columns-repeated="2"/>
          <table:table-cell table:formula="of:=[COMBINED.C34]" office:value-type="string" office:string-value="m_UART_1">
            <text:p>m_UART_1</text:p>
          </table:table-cell>
          <table:table-cell table:formula="of:=[COMBINED.A34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35]" office:value-type="string" office:string-value="WM7624CT-ND">
            <text:p>WM7624CT-ND</text:p>
          </table:table-cell>
          <table:table-cell table:number-columns-repeated="2"/>
          <table:table-cell table:formula="of:=[COMBINED.C35]" office:value-type="string" office:string-value="m_UART_0">
            <text:p>m_UART_0</text:p>
          </table:table-cell>
          <table:table-cell table:formula="of:=[COMBINED.A3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36]" office:value-type="string" office:string-value="WM7625CT-ND">
            <text:p>WM7625CT-ND</text:p>
          </table:table-cell>
          <table:table-cell table:number-columns-repeated="2"/>
          <table:table-cell table:formula="of:=[COMBINED.C36]" office:value-type="string" office:string-value="m_CAM">
            <text:p>m_CAM</text:p>
          </table:table-cell>
          <table:table-cell table:formula="of:=[COMBINED.A36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37]" office:value-type="string" office:string-value="WM7626CT-ND">
            <text:p>WM7626CT-ND</text:p>
          </table:table-cell>
          <table:table-cell table:number-columns-repeated="2"/>
          <table:table-cell table:formula="of:=[COMBINED.C37]" office:value-type="string" office:string-value="m_GPS/SPI_0">
            <text:p>m_GPS/SPI_0</text:p>
          </table:table-cell>
          <table:table-cell table:formula="of:=[COMBINED.A37]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38]" office:value-type="string" office:string-value="AD8552ARUZ-ND">
            <text:p>AD8552ARUZ-ND</text:p>
          </table:table-cell>
          <table:table-cell table:number-columns-repeated="2"/>
          <table:table-cell table:formula="of:=[COMBINED.C38]" office:value-type="string" office:string-value="m_U$5">
            <text:p>m_U$5</text:p>
          </table:table-cell>
          <table:table-cell table:formula="of:=[COMBINED.A38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39]" office:value-type="string" office:string-value="CTX639CT-ND">
            <text:p>CTX639CT-ND</text:p>
          </table:table-cell>
          <table:table-cell table:number-columns-repeated="2"/>
          <table:table-cell table:formula="of:=[COMBINED.C39]" office:value-type="string" office:string-value="m_U$4">
            <text:p>m_U$4</text:p>
          </table:table-cell>
          <table:table-cell table:formula="of:=[COMBINED.A39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40]" office:value-type="string" office:string-value="DDTA143ZCA-FDICT-ND">
            <text:p>DDTA143ZCA-FDICT-ND</text:p>
          </table:table-cell>
          <table:table-cell table:number-columns-repeated="2"/>
          <table:table-cell table:formula="of:=[COMBINED.C40]" office:value-type="string" office:string-value="m_Q1">
            <text:p>m_Q1</text:p>
          </table:table-cell>
          <table:table-cell table:formula="of:=[COMBINED.A40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41]" office:value-type="string" office:string-value="LM317MDTXFSCT-ND">
            <text:p>LM317MDTXFSCT-ND</text:p>
          </table:table-cell>
          <table:table-cell table:number-columns-repeated="2"/>
          <table:table-cell table:formula="of:=[COMBINED.C41]" office:value-type="string" office:string-value="m_REG6V5A">
            <text:p>m_REG6V5A</text:p>
          </table:table-cell>
          <table:table-cell table:formula="of:=[COMBINED.A41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42]" office:value-type="string" office:string-value="LM3940IMP-3.3CT-ND">
            <text:p>LM3940IMP-3.3CT-ND</text:p>
          </table:table-cell>
          <table:table-cell table:number-columns-repeated="2"/>
          <table:table-cell table:formula="of:=[COMBINED.C42]" office:value-type="string" office:string-value="m_REG3V3D">
            <text:p>m_REG3V3D</text:p>
          </table:table-cell>
          <table:table-cell table:formula="of:=[COMBINED.A42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43]" office:value-type="string" office:string-value="LM4041CIM7-ADJCT-ND">
            <text:p>LM4041CIM7-ADJCT-ND</text:p>
          </table:table-cell>
          <table:table-cell table:number-columns-repeated="2"/>
          <table:table-cell table:formula="of:=[COMBINED.C43]" office:value-type="string" office:string-value="m_U$10">
            <text:p>m_U$10</text:p>
          </table:table-cell>
          <table:table-cell table:formula="of:=[COMBINED.A43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44]" office:value-type="string" office:string-value="LP2992AIM5-5.0CT-ND">
            <text:p>LP2992AIM5-5.0CT-ND</text:p>
          </table:table-cell>
          <table:table-cell table:number-columns-repeated="2"/>
          <table:table-cell table:formula="of:=[COMBINED.C44]" office:value-type="string" office:string-value="m_REG5VA">
            <text:p>m_REG5VA</text:p>
          </table:table-cell>
          <table:table-cell table:formula="of:=[COMBINED.A44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45]" office:value-type="string" office:string-value="568-1765-ND">
            <text:p>568-1765-ND</text:p>
          </table:table-cell>
          <table:table-cell table:number-columns-repeated="2"/>
          <table:table-cell table:formula="of:=[COMBINED.C45]" office:value-type="string" office:string-value="m_U$1">
            <text:p>m_U$1</text:p>
          </table:table-cell>
          <table:table-cell table:formula="of:=[COMBINED.A4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46]" office:value-type="string" office:string-value="LTC2485CDD#PBF-ND">
            <text:p>LTC2485CDD#PBF-ND</text:p>
          </table:table-cell>
          <table:table-cell table:number-columns-repeated="2"/>
          <table:table-cell table:formula="of:=[COMBINED.C46]" office:value-type="string" office:string-value="m_U$9">
            <text:p>m_U$9</text:p>
          </table:table-cell>
          <table:table-cell table:formula="of:=[COMBINED.A46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47]" office:value-type="string" office:string-value="H2959CT-ND">
            <text:p>H2959CT-ND</text:p>
          </table:table-cell>
          <table:table-cell table:number-columns-repeated="2"/>
          <table:table-cell table:formula="of:=[COMBINED.C47]" office:value-type="string" office:string-value="m_X5">
            <text:p>m_X5</text:p>
          </table:table-cell>
          <table:table-cell table:formula="of:=[COMBINED.A4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49]" office:value-type="string" office:string-value="568-4214-1-ND">
            <text:p>568-4214-1-ND</text:p>
          </table:table-cell>
          <table:table-cell table:number-columns-repeated="2"/>
          <table:table-cell table:formula="of:=[COMBINED.C49]" office:value-type="string" office:string-value="m_LT_I2C/U$11">
            <text:p>m_LT_I2C/U$11</text:p>
          </table:table-cell>
          <table:table-cell table:formula="of:=[COMBINED.A49]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50]" office:value-type="string" office:string-value="296-20432-ND">
            <text:p>296-20432-ND</text:p>
          </table:table-cell>
          <table:table-cell table:number-columns-repeated="2"/>
          <table:table-cell table:formula="of:=[COMBINED.C50]" office:value-type="string" office:string-value="m_REG5VD">
            <text:p>m_REG5VD</text:p>
          </table:table-cell>
          <table:table-cell table:formula="of:=[COMBINED.A50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53]" office:value-type="string" office:string-value="P11505CT-ND">
            <text:p>P11505CT-ND</text:p>
          </table:table-cell>
          <table:table-cell table:number-columns-repeated="2"/>
          <table:table-cell table:formula="of:=[COMBINED.C53]" office:value-type="string" office:string-value="m_LED1,LED2,LED3,LED4">
            <text:p>m_LED1,LED2,LED3,LED4</text:p>
          </table:table-cell>
          <table:table-cell table:formula="of:=[COMBINED.A53]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56]" office:value-type="string" office:string-value="SW1020CT-ND">
            <text:p>SW1020CT-ND</text:p>
          </table:table-cell>
          <table:table-cell table:number-columns-repeated="2"/>
          <table:table-cell table:formula="of:=[COMBINED.C56]" office:value-type="string" office:string-value="m_U$6/U$7/U$14">
            <text:p>m_U$6/U$7/U$14</text:p>
          </table:table-cell>
          <table:table-cell table:formula="of:=[COMBINED.A56]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57]" office:value-type="string" office:string-value="SW1023CT-ND">
            <text:p>SW1023CT-ND</text:p>
          </table:table-cell>
          <table:table-cell table:number-columns-repeated="2"/>
          <table:table-cell table:formula="of:=[COMBINED.C57]" office:value-type="string" office:string-value="m_U$3">
            <text:p>m_U$3</text:p>
          </table:table-cell>
          <table:table-cell table:formula="of:=[COMBINED.A5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58]" office:value-type="string" office:string-value="296-21265-1-ND">
            <text:p>296-21265-1-ND</text:p>
          </table:table-cell>
          <table:table-cell table:number-columns-repeated="2"/>
          <table:table-cell table:formula="of:=[COMBINED.C58]" office:value-type="string" office:string-value="m_U$12/U$13">
            <text:p>m_U$12/U$13</text:p>
          </table:table-cell>
          <table:table-cell table:formula="of:=[COMBINED.A58]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59]" office:value-type="string" office:string-value="296-21931-1-ND">
            <text:p>296-21931-1-ND</text:p>
          </table:table-cell>
          <table:table-cell table:number-columns-repeated="2"/>
          <table:table-cell table:formula="of:=[COMBINED.C59]" office:value-type="string" office:string-value="m_U$8">
            <text:p>m_U$8</text:p>
          </table:table-cell>
          <table:table-cell table:formula="of:=[COMBINED.A59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60]" office:value-type="string" office:string-value="24AA256-I/ST-ND">
            <text:p>24AA256-I/ST-ND</text:p>
          </table:table-cell>
          <table:table-cell table:number-columns-repeated="2"/>
          <table:table-cell table:formula="of:=[COMBINED.C60]" office:value-type="string" office:string-value="m_IC1">
            <text:p>m_IC1</text:p>
          </table:table-cell>
          <table:table-cell table:formula="of:=[COMBINED.A60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65]" office:value-type="string" office:string-value="541-0.0GCT-ND">
            <text:p>541-0.0GCT-ND</text:p>
          </table:table-cell>
          <table:table-cell table:number-columns-repeated="2"/>
          <table:table-cell table:formula="of:=[COMBINED.C65]" office:value-type="string" office:string-value="i_R8/R9/R10/R15/xz_R1/yz_R5">
            <text:p>i_R8/R9/R10/R15/xz_R1/yz_R5</text:p>
          </table:table-cell>
          <table:table-cell table:formula="of:=[COMBINED.A65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66]" office:value-type="string" office:string-value="490-4520-1-ND">
            <text:p>490-4520-1-ND</text:p>
          </table:table-cell>
          <table:table-cell table:number-columns-repeated="2"/>
          <table:table-cell table:formula="of:=[COMBINED.C66]" office:value-type="string" office:string-value="i_C22/C24">
            <text:p>i_C22/C24</text:p>
          </table:table-cell>
          <table:table-cell table:formula="of:=[COMBINED.A66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67]" office:value-type="string" office:string-value="587-1442-1-ND">
            <text:p>587-1442-1-ND</text:p>
          </table:table-cell>
          <table:table-cell table:number-columns-repeated="2"/>
          <table:table-cell table:formula="of:=[COMBINED.C67]" office:value-type="string" office:string-value="i_C25/C26/C21">
            <text:p>i_C25/C26/C21</text:p>
          </table:table-cell>
          <table:table-cell table:formula="of:=[COMBINED.A67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68]" office:value-type="string" office:string-value="541-4.70KHCT-ND">
            <text:p>541-4.70KHCT-ND</text:p>
          </table:table-cell>
          <table:table-cell table:number-columns-repeated="2"/>
          <table:table-cell table:formula="of:=[COMBINED.C68]" office:value-type="string" office:string-value="i_R16">
            <text:p>i_R16</text:p>
          </table:table-cell>
          <table:table-cell table:formula="of:=[COMBINED.A68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69]" office:value-type="string" office:string-value="541-10.0KHCT-ND">
            <text:p>541-10.0KHCT-ND</text:p>
          </table:table-cell>
          <table:table-cell table:number-columns-repeated="2"/>
          <table:table-cell table:formula="of:=[COMBINED.C69]" office:value-type="string" office:string-value="i_R3/R5/R11">
            <text:p>i_R3/R5/R11</text:p>
          </table:table-cell>
          <table:table-cell table:formula="of:=[COMBINED.A69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70]" office:value-type="string" office:string-value="PCC1750CT-ND">
            <text:p>PCC1750CT-ND</text:p>
          </table:table-cell>
          <table:table-cell table:number-columns-repeated="2"/>
          <table:table-cell table:formula="of:=[COMBINED.C70]" office:value-type="string" office:string-value="i_C4/C15">
            <text:p>i_C4/C15</text:p>
          </table:table-cell>
          <table:table-cell table:formula="of:=[COMBINED.A70]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71]" office:value-type="string" office:string-value="587-1442-1-ND">
            <text:p>587-1442-1-ND</text:p>
          </table:table-cell>
          <table:table-cell table:number-columns-repeated="2"/>
          <table:table-cell table:formula="of:=[COMBINED.C71]" office:value-type="string" office:string-value="i_C1/C16">
            <text:p>i_C1/C16</text:p>
          </table:table-cell>
          <table:table-cell table:formula="of:=[COMBINED.A71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72]" office:value-type="string" office:string-value="541-12.0KHCT-ND">
            <text:p>541-12.0KHCT-ND</text:p>
          </table:table-cell>
          <table:table-cell table:number-columns-repeated="2"/>
          <table:table-cell table:formula="of:=[COMBINED.C72]" office:value-type="string" office:string-value="i_R6/R7/yz_R1/yz_R4">
            <text:p>i_R6/R7/yz_R1/yz_R4</text:p>
          </table:table-cell>
          <table:table-cell table:formula="of:=[COMBINED.A72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73]" office:value-type="string" office:string-value="478-3722-1-ND">
            <text:p>478-3722-1-ND</text:p>
          </table:table-cell>
          <table:table-cell table:number-columns-repeated="2"/>
          <table:table-cell table:formula="of:=[COMBINED.C73]" office:value-type="string" office:string-value="i_C5/C8/C13/xz_C15/xz_C16/xz_C21/yz_C15/yz_C16/yz_C21">
            <text:p>i_C5/C8/C13/xz_C15/xz_C16/xz_C21/yz_C15/yz_C16/yz_C21</text:p>
          </table:table-cell>
          <table:table-cell table:formula="of:=[COMBINED.A73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74]" office:value-type="string" office:string-value="541-39.0KHCT-ND">
            <text:p>541-39.0KHCT-ND</text:p>
          </table:table-cell>
          <table:table-cell table:number-columns-repeated="2"/>
          <table:table-cell table:formula="of:=[COMBINED.C74]" office:value-type="string" office:string-value="i_R4">
            <text:p>i_R4</text:p>
          </table:table-cell>
          <table:table-cell table:formula="of:=[COMBINED.A74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75]" office:value-type="string" office:string-value="541-43.0HCT-ND">
            <text:p>541-43.0HCT-ND</text:p>
          </table:table-cell>
          <table:table-cell table:number-columns-repeated="2"/>
          <table:table-cell table:formula="of:=[COMBINED.C75]" office:value-type="string" office:string-value="i_R1/R2">
            <text:p>i_R1/R2</text:p>
          </table:table-cell>
          <table:table-cell table:formula="of:=[COMBINED.A75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76]" office:value-type="string" office:string-value="478-3716-1-ND">
            <text:p>478-3716-1-ND</text:p>
          </table:table-cell>
          <table:table-cell table:number-columns-repeated="2"/>
          <table:table-cell table:formula="of:=[COMBINED.C76]" office:value-type="string" office:string-value="i_C12/xz_C20/yz_C20">
            <text:p>i_C12/xz_C20/yz_C20</text:p>
          </table:table-cell>
          <table:table-cell table:formula="of:=[COMBINED.A76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77]" office:value-type="string" office:string-value="399-5089-1-ND">
            <text:p>399-5089-1-ND</text:p>
          </table:table-cell>
          <table:table-cell table:number-columns-repeated="2"/>
          <table:table-cell table:formula="of:=[COMBINED.C77]" office:value-type="string" office:string-value="i_C2/C3/C6/C7/C9/C10/C11/C14/C17/C18/C19/C20/C23/C33/C34/C27/xz_C17/xz_C18/xz_C19/yz_C17,yz_ C18,yz_ C19/yz_C23/yz_C33/yz_C34">
            <text:p>i_C2/C3/C6/C7/C9/C10/C11/C14/C17/C18/C19/C20/C23/C33/C34/C27/xz_C17/xz_C18/xz_C19/yz_C17,yz_ C18,yz_ C19/yz_C23/yz_C33/yz_C34</text:p>
          </table:table-cell>
          <table:table-cell table:formula="of:=[COMBINED.A77]"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78]" office:value-type="string" office:string-value="WM7630CT-ND">
            <text:p>WM7630CT-ND</text:p>
          </table:table-cell>
          <table:table-cell table:number-columns-repeated="2"/>
          <table:table-cell table:formula="of:=[COMBINED.C78]" office:value-type="string" office:string-value="i_X1">
            <text:p>i_X1</text:p>
          </table:table-cell>
          <table:table-cell table:formula="of:=[COMBINED.A78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79]" office:value-type="string" office:string-value="WM1741-ND">
            <text:p>WM1741-ND</text:p>
          </table:table-cell>
          <table:table-cell table:number-columns-repeated="2"/>
          <table:table-cell table:formula="of:=[COMBINED.C79]" office:value-type="string" office:string-value="i_X2">
            <text:p>i_X2</text:p>
          </table:table-cell>
          <table:table-cell table:formula="of:=[COMBINED.A79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80]" office:value-type="string" office:string-value="ADXL320JCP-ND">
            <text:p>ADXL320JCP-ND</text:p>
          </table:table-cell>
          <table:table-cell table:number-columns-repeated="2"/>
          <table:table-cell table:formula="of:=[COMBINED.C80]" office:value-type="string" office:string-value="i_U$2/yz_U$2">
            <text:p>i_U$2/yz_U$2</text:p>
          </table:table-cell>
          <table:table-cell table:formula="of:=[COMBINED.A80]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81]" office:value-type="string" office:string-value="ADXRS610BBGZ-RLCT-ND">
            <text:p>ADXRS610BBGZ-RLCT-ND</text:p>
          </table:table-cell>
          <table:table-cell table:number-columns-repeated="2"/>
          <table:table-cell table:formula="of:=[COMBINED.C81]" office:value-type="string" office:string-value="i_GYRO_Z/GYRO_X/GYRO_Y">
            <text:p>i_GYRO_Z/GYRO_X/GYRO_Y</text:p>
          </table:table-cell>
          <table:table-cell table:formula="of:=[COMBINED.A81]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84]" office:value-type="string" office:string-value="LM3480IM3-3.3CT-ND">
            <text:p>LM3480IM3-3.3CT-ND</text:p>
          </table:table-cell>
          <table:table-cell table:number-columns-repeated="2"/>
          <table:table-cell table:formula="of:=[COMBINED.C84]" office:value-type="string" office:string-value="i_U$3">
            <text:p>i_U$3</text:p>
          </table:table-cell>
          <table:table-cell table:formula="of:=[COMBINED.A84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85]" office:value-type="string" office:string-value="LM4132EMF-4.1CT-ND">
            <text:p>LM4132EMF-4.1CT-ND</text:p>
          </table:table-cell>
          <table:table-cell table:number-columns-repeated="2"/>
          <table:table-cell table:formula="of:=[COMBINED.C85]" office:value-type="string" office:string-value="i_U$1">
            <text:p>i_U$1</text:p>
          </table:table-cell>
          <table:table-cell table:formula="of:=[COMBINED.A8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86]" office:value-type="string" office:string-value="LP2992AIM5-5.0CT-ND">
            <text:p>LP2992AIM5-5.0CT-ND</text:p>
          </table:table-cell>
          <table:table-cell table:number-columns-repeated="2"/>
          <table:table-cell table:formula="of:=[COMBINED.C86]" office:value-type="string" office:string-value="i_IC1/IC3">
            <text:p>i_IC1/IC3</text:p>
          </table:table-cell>
          <table:table-cell table:formula="of:=[COMBINED.A86]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90]" office:value-type="string" office:string-value="25LC040A-I/ST-ND">
            <text:p>25LC040A-I/ST-ND</text:p>
          </table:table-cell>
          <table:table-cell table:number-columns-repeated="2"/>
          <table:table-cell table:formula="of:=[COMBINED.C90]" office:value-type="string" office:string-value="i_EEPROM">
            <text:p>i_EEPROM</text:p>
          </table:table-cell>
          <table:table-cell table:formula="of:=[COMBINED.A90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95]" office:value-type="string" office:string-value="541-150HCT-ND">
            <text:p>541-150HCT-ND</text:p>
          </table:table-cell>
          <table:table-cell table:number-columns-repeated="2"/>
          <table:table-cell table:formula="of:=[COMBINED.C95]" office:value-type="string" office:string-value="g_R1/R2/R3">
            <text:p>g_R1/R2/R3</text:p>
          </table:table-cell>
          <table:table-cell table:formula="of:=[COMBINED.A95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96]" office:value-type="string" office:string-value="541-0.0GCT-ND">
            <text:p>541-0.0GCT-ND</text:p>
          </table:table-cell>
          <table:table-cell table:number-columns-repeated="2"/>
          <table:table-cell table:formula="of:=[COMBINED.C96]" office:value-type="string" office:string-value="g_R4/R5">
            <text:p>g_R4/R5</text:p>
          </table:table-cell>
          <table:table-cell table:formula="of:=[COMBINED.A96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97]" office:value-type="string" office:string-value="495-2242-1-ND">
            <text:p>495-2242-1-ND</text:p>
          </table:table-cell>
          <table:table-cell table:number-columns-repeated="2"/>
          <table:table-cell table:formula="of:=[COMBINED.C97]" office:value-type="string" office:string-value="g_C1/C3">
            <text:p>g_C1/C3</text:p>
          </table:table-cell>
          <table:table-cell table:formula="of:=[COMBINED.A97]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98]" office:value-type="string" office:string-value="399-5089-1-ND">
            <text:p>399-5089-1-ND</text:p>
          </table:table-cell>
          <table:table-cell table:number-columns-repeated="2"/>
          <table:table-cell table:formula="of:=[COMBINED.C98]" office:value-type="string" office:string-value="g_C2/C4/C6">
            <text:p>g_C2/C4/C6</text:p>
          </table:table-cell>
          <table:table-cell table:formula="of:=[COMBINED.A98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99]" office:value-type="string" office:string-value="311-1078-1-ND">
            <text:p>311-1078-1-ND</text:p>
          </table:table-cell>
          <table:table-cell table:number-columns-repeated="2"/>
          <table:table-cell table:formula="of:=[COMBINED.C99]" office:value-type="string" office:string-value="g_C5">
            <text:p>g_C5</text:p>
          </table:table-cell>
          <table:table-cell table:formula="of:=[COMBINED.A99]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100]" office:value-type="string" office:string-value="WM1737-ND">
            <text:p>WM1737-ND</text:p>
          </table:table-cell>
          <table:table-cell table:number-columns-repeated="2"/>
          <table:table-cell table:formula="of:=[COMBINED.C100]" office:value-type="string" office:string-value="g_X1">
            <text:p>g_X1</text:p>
          </table:table-cell>
          <table:table-cell table:formula="of:=[COMBINED.A100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101]" office:value-type="string" office:string-value="568-3412-1-ND ">
            <text:p>568-3412-1-ND </text:p>
          </table:table-cell>
          <table:table-cell table:number-columns-repeated="2"/>
          <table:table-cell table:formula="of:=[COMBINED.C101]" office:value-type="string" office:string-value="g_D1">
            <text:p>g_D1</text:p>
          </table:table-cell>
          <table:table-cell table:formula="of:=[COMBINED.A101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105]" office:value-type="string" office:string-value="576-1273-ND">
            <text:p>576-1273-ND</text:p>
          </table:table-cell>
          <table:table-cell table:number-columns-repeated="2"/>
          <table:table-cell table:formula="of:=[COMBINED.C105]" office:value-type="string" office:string-value="g_VREG1">
            <text:p>g_VREG1</text:p>
          </table:table-cell>
          <table:table-cell table:formula="of:=[COMBINED.A10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COMBINED.B106]" office:value-type="string" office:string-value="P14163CT-ND">
            <text:p>P14163CT-ND</text:p>
          </table:table-cell>
          <table:table-cell table:number-columns-repeated="2"/>
          <table:table-cell table:formula="of:=[COMBINED.C106]" office:value-type="string" office:string-value="g_C7">
            <text:p>g_C7</text:p>
          </table:table-cell>
          <table:table-cell table:formula="of:=[COMBINED.A106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</table:table>
      <table:database-ranges>
        <table:database-range table:target-range-address="COMBINED.A1:COMBINED.C6552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5106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NZ">
      <number:day/>
      <number:text>-</number:text>
      <number:month number:textual="true"/>
      <number:text>-</number:text>
      <number:year/>
    </number:date-style>
    <number:date-style style:name="N5108" number:language="en" number:country="NZ">
      <number:day/>
      <number:text>-</number:text>
      <number:month number:textual="true"/>
    </number:date-style>
    <number:date-style style:name="N5109" number:language="en" number:country="NZ">
      <number:month number:textual="true"/>
      <number:text>-</number:text>
      <number:year/>
    </number:date-style>
    <number:time-style style:name="N5110" number:language="en" number:country="NZ">
      <number:hours/>
      <number:text>:</number:text>
      <number:minutes number:style="long"/>
      <number:text> </number:text>
      <number:am-pm/>
    </number:time-style>
    <number:time-style style:name="N5111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NZ">
      <number:hours/>
      <number:text>:</number:text>
      <number:minutes number:style="long"/>
    </number:time-style>
    <number:time-style style:name="N5113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cale-to="5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6">26/06/2009</text:date>, <text:time>23:3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initial-creator>john stower</meta:initial-creator>
    <meta:creation-date>2008-10-14T10:57:17</meta:creation-date>
    <dc:creator>John Stowers</dc:creator>
    <dc:date>2009-06-26T23:33:39</dc:date>
    <meta:editing-cycles>48</meta:editing-cycles>
    <meta:editing-duration>PT19H15M30S</meta:editing-duration>
    <meta:printed-by>John Stowers</meta:printed-by>
    <meta:print-date>2009-06-26T12:42:39</meta:print-date>
    <meta:document-statistic meta:table-count="5" meta:cell-count="1409" meta:object-count="0"/>
    <meta:user-defined meta:name="Info 1"/>
    <meta:user-defined meta:name="Info 2"/>
    <meta:user-defined meta:name="Info 3"/>
    <meta:user-defined meta:name="Info 4"/>
  </office:meta>
</office:document-meta>
</file>